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V_237_rgul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V_237_rgul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V_237_rgul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V_237_rgul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V_237_rgul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V_237_rgul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V_237_rgul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V_237_rgul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37"/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778125cm" style:use-optimal-column-width="true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3.06916666666667cm" style:use-optimal-column-width="true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page" style:column-width="3.175cm"/>
    </style:style>
    <style:style style:name="co9" style:family="table-column">
      <style:table-column-properties fo:break-before="auto" style:column-width="3.254375cm" style:use-optimal-column-width="true"/>
    </style:style>
    <style:style style:name="co10" style:family="table-column">
      <style:table-column-properties fo:break-before="auto" style:column-width="3.62479166666667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JULHO_2020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9" table:default-cell-style-name="ce1"/>
        <table:table-column table:style-name="co6" table:number-columns-repeated="3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993" table:default-cell-style-name="ce1"/>
        <table:table-column table:style-name="co12" table:number-columns-repeated="15362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Julho - 2020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230528.44" table:style-name="ce14">
            <text:p><text:s/>230.528,44<text:s/></text:p>
          </table:table-cell>
          <table:table-cell office:value-type="float" office:value="843381.45" table:style-name="ce14">
            <text:p><text:s/>843.381,45<text:s/></text:p>
          </table:table-cell>
          <table:table-cell office:value-type="float" office:value="62267986.990000002" table:style-name="ce14">
            <text:p><text:s/>62.267.986,99<text:s/></text:p>
          </table:table-cell>
          <table:table-cell office:value-type="float" office:value="0" table:style-name="ce14">
            <text:p><text:s/>-00<text:s/></text:p>
          </table:table-cell>
          <table:table-cell office:value-type="float" office:value="67079090.07" table:style-name="ce14">
            <text:p><text:s/>67.079.090,07<text:s/></text:p>
          </table:table-cell>
          <table:table-cell office:value-type="float" office:value="58311808.659999996" table:style-name="ce14">
            <text:p><text:s/>58.311.808,66<text:s/></text:p>
          </table:table-cell>
          <table:table-cell office:value-type="float" office:value="1956897.26" table:style-name="ce14">
            <text:p><text:s/>1.956.897,26<text:s/></text:p>
          </table:table-cell>
          <table:table-cell office:value-type="float" office:value="147358792.97999999" table:style-name="ce14">
            <text:p><text:s/>147.358.792,98<text:s/></text:p>
          </table:table-cell>
          <table:table-cell office:value-type="float" office:value="34481005.579999998" table:style-name="ce14">
            <text:p><text:s/>34.481.005,58<text:s/></text:p>
          </table:table-cell>
          <table:table-cell office:value-type="float" office:value="933136.66" table:style-name="ce14">
            <text:p><text:s/>933.136,66<text:s/></text:p>
          </table:table-cell>
          <table:table-cell office:value-type="float" office:value="133585007.84" table:style-name="ce14">
            <text:p><text:s/>133.585.007,84<text:s/></text:p>
          </table:table-cell>
          <table:table-cell office:value-type="float" office:value="74679.649999999994" table:style-name="ce14">
            <text:p><text:s/>74.679,65<text:s/></text:p>
          </table:table-cell>
          <table:table-cell office:value-type="float" office:value="2170921.87" table:style-name="ce14">
            <text:p><text:s/>2.170.921,87<text:s/></text:p>
          </table:table-cell>
          <table:table-cell office:value-type="float" office:value="8527820.1300000008" table:style-name="ce14">
            <text:p><text:s/>8.527.820,13<text:s/></text:p>
          </table:table-cell>
          <table:table-cell office:value-type="float" office:value="8182779.2800000003" table:style-name="ce14">
            <text:p><text:s/>8.182.779,28<text:s/></text:p>
          </table:table-cell>
          <table:table-cell office:value-type="float" office:value="71572038.400000006" table:style-name="ce14">
            <text:p><text:s/>71.572.038,40<text:s/></text:p>
          </table:table-cell>
          <table:table-cell office:value-type="float" office:value="98749.32" table:style-name="ce14">
            <text:p><text:s/>98.749,32<text:s/></text:p>
          </table:table-cell>
          <table:table-cell office:value-type="float" office:value="313500497.82999998" table:style-name="ce14">
            <text:p><text:s/>313.500.497,83<text:s/></text:p>
          </table:table-cell>
          <table:table-cell office:value-type="float" office:value="233859792.97" table:style-name="ce14">
            <text:p><text:s/>233.859.792,97<text:s/></text:p>
          </table:table-cell>
          <table:table-cell office:value-type="float" office:value="459835.12" table:style-name="ce14">
            <text:p><text:s/>459.835,12<text:s/></text:p>
          </table:table-cell>
          <table:table-cell office:value-type="float" office:value="66963.02" table:style-name="ce14">
            <text:p><text:s/>66.963,02<text:s/></text:p>
          </table:table-cell>
          <table:table-cell office:value-type="float" office:value="0" table:style-name="ce14">
            <text:p><text:s/>-00<text:s/></text:p>
          </table:table-cell>
          <table:table-cell office:value-type="float" office:value="100600870.12" table:style-name="ce14">
            <text:p><text:s/>100.600.870,12<text:s/></text:p>
          </table:table-cell>
          <table:table-cell office:value-type="float" office:value="545528337.27999997" table:style-name="ce14">
            <text:p><text:s/>545.528.337,28<text:s/></text:p>
          </table:table-cell>
          <table:table-cell office:value-type="float" office:value="6.64" table:style-name="ce14">
            <text:p><text:s/>6,64<text:s/></text:p>
          </table:table-cell>
          <table:table-cell office:value-type="float" office:value="1720245262.4300001" table:style-name="ce14">
            <text:p><text:s/>1.720.245.262,43<text:s/></text:p>
          </table:table-cell>
          <table:table-cell office:value-type="float" office:value="424.55" table:style-name="ce14">
            <text:p><text:s/>424,55<text:s/></text:p>
          </table:table-cell>
          <table:table-cell office:value-type="float" office:value="3511936614.54" table:style-name="ce15">
            <text:p><text:s/>3.511.936.614,5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579.77" table:style-name="ce16">
            <text:p><text:s/>1.579,77<text:s/></text:p>
          </table:table-cell>
          <table:table-cell office:value-type="float" office:value="-2.6" table:style-name="ce16">
            <text:p>-2,6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263.28" table:style-name="ce16">
            <text:p><text:s/>1.263,28<text:s/></text:p>
          </table:table-cell>
          <table:table-cell office:value-type="float" office:value="-20.97" table:style-name="ce16">
            <text:p>-20,97<text:s/></text:p>
          </table:table-cell>
          <table:table-cell office:value-type="float" office:value="-73.319999999999993" table:style-name="ce16">
            <text:p>-73,32<text:s/></text:p>
          </table:table-cell>
          <table:table-cell office:value-type="float" office:value="32.78" table:style-name="ce16">
            <text:p><text:s/>32,78<text:s/></text:p>
          </table:table-cell>
          <table:table-cell office:value-type="float" office:value="787.12" table:style-name="ce16">
            <text:p><text:s/>787,12<text:s/></text:p>
          </table:table-cell>
          <table:table-cell office:value-type="float" office:value="5007.25" table:style-name="ce16">
            <text:p><text:s/>5.007,25<text:s/></text:p>
          </table:table-cell>
          <table:table-cell office:value-type="float" office:value="-1408.07" table:style-name="ce16">
            <text:p>-1.408,07<text:s/></text:p>
          </table:table-cell>
          <table:table-cell office:value-type="float" office:value="626.77" table:style-name="ce16">
            <text:p><text:s/>626,77<text:s/></text:p>
          </table:table-cell>
          <table:table-cell office:value-type="float" office:value="-5.77" table:style-name="ce16">
            <text:p>-5,77<text:s/></text:p>
          </table:table-cell>
          <table:table-cell office:value-type="float" office:value="542.82000000000005" table:style-name="ce16">
            <text:p><text:s/>542,82<text:s/></text:p>
          </table:table-cell>
          <table:table-cell office:value-type="float" office:value="-20.81" table:style-name="ce16">
            <text:p>-20,81<text:s/></text:p>
          </table:table-cell>
          <table:table-cell office:value-type="float" office:value="4421.01" table:style-name="ce16">
            <text:p><text:s/>4.421,01<text:s/></text:p>
          </table:table-cell>
          <table:table-cell office:value-type="float" office:value="-3.29" table:style-name="ce16">
            <text:p>-3,29<text:s/></text:p>
          </table:table-cell>
          <table:table-cell office:value-type="float" office:value="3191.08" table:style-name="ce16">
            <text:p><text:s/>3.191,08<text:s/></text:p>
          </table:table-cell>
          <table:table-cell office:value-type="float" office:value="-409.07" table:style-name="ce16">
            <text:p>-409,07<text:s/></text:p>
          </table:table-cell>
          <table:table-cell office:value-type="float" office:value="-10.4" table:style-name="ce16">
            <text:p>-10,40<text:s/></text:p>
          </table:table-cell>
          <table:table-cell office:value-type="float" office:value="-30.3" table:style-name="ce16">
            <text:p>-30,3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36104.01" table:style-name="ce16">
            <text:p><text:s/>36.104,01<text:s/></text:p>
          </table:table-cell>
          <table:table-cell office:value-type="float" office:value="2006.16" table:style-name="ce16">
            <text:p><text:s/>2.006,16<text:s/></text:p>
          </table:table-cell>
          <table:table-cell office:value-type="float" office:value="-1.25" table:style-name="ce16">
            <text:p>-1,25<text:s/></text:p>
          </table:table-cell>
          <table:table-cell office:value-type="float" office:value="113.11" table:style-name="ce16">
            <text:p><text:s/>113,11<text:s/></text:p>
          </table:table-cell>
          <table:table-cell office:value-type="float" office:value="-83.57" table:style-name="ce16">
            <text:p>-83,57<text:s/></text:p>
          </table:table-cell>
          <table:table-cell office:value-type="float" office:value="53605.740000000005" table:style-name="ce17">
            <text:p><text:s/>53.605,7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341972" table:style-name="ce16">
            <text:p><text:s/>341.972,00<text:s/></text:p>
          </table:table-cell>
          <table:table-cell office:value-type="float" office:value="2956760.02" table:style-name="ce16">
            <text:p><text:s/>2.956.760,02<text:s/></text:p>
          </table:table-cell>
          <table:table-cell office:value-type="float" office:value="9841065.1799999997" table:style-name="ce16">
            <text:p><text:s/>9.841.065,18<text:s/></text:p>
          </table:table-cell>
          <table:table-cell office:value-type="float" office:value="52328.36" table:style-name="ce16">
            <text:p><text:s/>52.328,36<text:s/></text:p>
          </table:table-cell>
          <table:table-cell office:value-type="float" office:value="130088720.48" table:style-name="ce16">
            <text:p><text:s/>130.088.720,48<text:s/></text:p>
          </table:table-cell>
          <table:table-cell office:value-type="float" office:value="46449908.450000003" table:style-name="ce16">
            <text:p><text:s/>46.449.908,45<text:s/></text:p>
          </table:table-cell>
          <table:table-cell office:value-type="float" office:value="6030827.3200000003" table:style-name="ce16">
            <text:p><text:s/>6.030.827,32<text:s/></text:p>
          </table:table-cell>
          <table:table-cell office:value-type="float" office:value="192639451.80000001" table:style-name="ce16">
            <text:p><text:s/>192.639.451,80<text:s/></text:p>
          </table:table-cell>
          <table:table-cell office:value-type="float" office:value="30800277.09" table:style-name="ce16">
            <text:p><text:s/>30.800.277,09<text:s/></text:p>
          </table:table-cell>
          <table:table-cell office:value-type="float" office:value="1506347.17" table:style-name="ce16">
            <text:p><text:s/>1.506.347,17<text:s/></text:p>
          </table:table-cell>
          <table:table-cell office:value-type="float" office:value="629783785.84000003" table:style-name="ce16">
            <text:p><text:s/>629.783.785,84<text:s/></text:p>
          </table:table-cell>
          <table:table-cell office:value-type="float" office:value="4656135.8600000003" table:style-name="ce16">
            <text:p><text:s/>4.656.135,86<text:s/></text:p>
          </table:table-cell>
          <table:table-cell office:value-type="float" office:value="6772253.5" table:style-name="ce16">
            <text:p><text:s/>6.772.253,50<text:s/></text:p>
          </table:table-cell>
          <table:table-cell office:value-type="float" office:value="15477216.310000001" table:style-name="ce16">
            <text:p><text:s/>15.477.216,31<text:s/></text:p>
          </table:table-cell>
          <table:table-cell office:value-type="float" office:value="7666773.9199999999" table:style-name="ce16">
            <text:p><text:s/>7.666.773,92<text:s/></text:p>
          </table:table-cell>
          <table:table-cell office:value-type="float" office:value="100962987.05" table:style-name="ce16">
            <text:p><text:s/>100.962.987,05<text:s/></text:p>
          </table:table-cell>
          <table:table-cell office:value-type="float" office:value="1350686.63" table:style-name="ce16">
            <text:p><text:s/>1.350.686,63<text:s/></text:p>
          </table:table-cell>
          <table:table-cell office:value-type="float" office:value="280826753.55000001" table:style-name="ce16">
            <text:p><text:s/>280.826.753,55<text:s/></text:p>
          </table:table-cell>
          <table:table-cell office:value-type="float" office:value="183416492.31999999" table:style-name="ce16">
            <text:p><text:s/>183.416.492,32<text:s/></text:p>
          </table:table-cell>
          <table:table-cell office:value-type="float" office:value="3031110.07" table:style-name="ce16">
            <text:p><text:s/>3.031.110,07<text:s/></text:p>
          </table:table-cell>
          <table:table-cell office:value-type="float" office:value="6945028.2800000003" table:style-name="ce16">
            <text:p><text:s/>6.945.028,28<text:s/></text:p>
          </table:table-cell>
          <table:table-cell office:value-type="float" office:value="58201.54" table:style-name="ce16">
            <text:p><text:s/>58.201,54<text:s/></text:p>
          </table:table-cell>
          <table:table-cell office:value-type="float" office:value="408406532.93000001" table:style-name="ce16">
            <text:p><text:s/>408.406.532,93<text:s/></text:p>
          </table:table-cell>
          <table:table-cell office:value-type="float" office:value="491681174.62" table:style-name="ce16">
            <text:p><text:s/>491.681.174,62<text:s/></text:p>
          </table:table-cell>
          <table:table-cell office:value-type="float" office:value="3907101.61" table:style-name="ce16">
            <text:p><text:s/>3.907.101,61<text:s/></text:p>
          </table:table-cell>
          <table:table-cell office:value-type="float" office:value="1729877650.23" table:style-name="ce16">
            <text:p><text:s/>1.729.877.650,23<text:s/></text:p>
          </table:table-cell>
          <table:table-cell office:value-type="float" office:value="1430526.63" table:style-name="ce16">
            <text:p><text:s/>1.430.526,63<text:s/></text:p>
          </table:table-cell>
          <table:table-cell office:value-type="float" office:value="4296958068.7600002" table:style-name="ce17">
            <text:p><text:s/>4.296.958.068,7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299.88" table:style-name="ce16">
            <text:p><text:s/>299,88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06212.65" table:style-name="ce16">
            <text:p><text:s/>106.212,65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408521236.76999998" table:style-name="ce16">
            <text:p><text:s/>408.521.236,77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908839.22" table:style-name="ce16">
            <text:p><text:s/>1.908.839,22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320.69" table:style-name="ce16">
            <text:p><text:s/>320,69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14557216.38" table:style-name="ce16">
            <text:p><text:s/>114.557.216,38<text:s/></text:p>
          </table:table-cell>
          <table:table-cell office:value-type="float" office:value="1883.73" table:style-name="ce16">
            <text:p><text:s/>1.883,73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853773.25" table:style-name="ce16">
            <text:p><text:s/>853.773,25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525949782.56999999" table:style-name="ce17">
            <text:p><text:s/>525.949.782,5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69351.320000000007" table:style-name="ce16">
            <text:p><text:s/>69.351,32<text:s/></text:p>
          </table:table-cell>
          <table:table-cell office:value-type="float" office:value="604975.93999999994" table:style-name="ce16">
            <text:p><text:s/>604.975,94<text:s/></text:p>
          </table:table-cell>
          <table:table-cell office:value-type="float" office:value="2280909.75" table:style-name="ce16">
            <text:p><text:s/>2.280.909,75<text:s/></text:p>
          </table:table-cell>
          <table:table-cell office:value-type="float" office:value="339.77" table:style-name="ce16">
            <text:p><text:s/>339,77<text:s/></text:p>
          </table:table-cell>
          <table:table-cell office:value-type="float" office:value="11288971.27" table:style-name="ce16">
            <text:p><text:s/>11.288.971,27<text:s/></text:p>
          </table:table-cell>
          <table:table-cell office:value-type="float" office:value="1822661.25" table:style-name="ce16">
            <text:p><text:s/>1.822.661,25<text:s/></text:p>
          </table:table-cell>
          <table:table-cell office:value-type="float" office:value="1067614.29" table:style-name="ce16">
            <text:p><text:s/>1.067.614,29<text:s/></text:p>
          </table:table-cell>
          <table:table-cell office:value-type="float" office:value="476081.63" table:style-name="ce16">
            <text:p><text:s/>476.081,63<text:s/></text:p>
          </table:table-cell>
          <table:table-cell office:value-type="float" office:value="2549639.1800000002" table:style-name="ce16">
            <text:p><text:s/>2.549.639,18<text:s/></text:p>
          </table:table-cell>
          <table:table-cell office:value-type="float" office:value="12792.08" table:style-name="ce16">
            <text:p><text:s/>12.792,08<text:s/></text:p>
          </table:table-cell>
          <table:table-cell office:value-type="float" office:value="11742513.41" table:style-name="ce16">
            <text:p><text:s/>11.742.513,41<text:s/></text:p>
          </table:table-cell>
          <table:table-cell office:value-type="float" office:value="512295.35" table:style-name="ce16">
            <text:p><text:s/>512.295,35<text:s/></text:p>
          </table:table-cell>
          <table:table-cell office:value-type="float" office:value="1380160.42" table:style-name="ce16">
            <text:p><text:s/>1.380.160,42<text:s/></text:p>
          </table:table-cell>
          <table:table-cell office:value-type="float" office:value="2069564.89" table:style-name="ce16">
            <text:p><text:s/>2.069.564,89<text:s/></text:p>
          </table:table-cell>
          <table:table-cell office:value-type="float" office:value="1339161.3400000001" table:style-name="ce16">
            <text:p><text:s/>1.339.161,34<text:s/></text:p>
          </table:table-cell>
          <table:table-cell office:value-type="float" office:value="25491519.940000001" table:style-name="ce16">
            <text:p><text:s/>25.491.519,94<text:s/></text:p>
          </table:table-cell>
          <table:table-cell office:value-type="float" office:value="303965.65000000002" table:style-name="ce16">
            <text:p><text:s/>303.965,65<text:s/></text:p>
          </table:table-cell>
          <table:table-cell office:value-type="float" office:value="3500439.32" table:style-name="ce16">
            <text:p><text:s/>3.500.439,32<text:s/></text:p>
          </table:table-cell>
          <table:table-cell office:value-type="float" office:value="6642676.21" table:style-name="ce16">
            <text:p><text:s/>6.642.676,21<text:s/></text:p>
          </table:table-cell>
          <table:table-cell office:value-type="float" office:value="307014.36" table:style-name="ce16">
            <text:p><text:s/>307.014,36<text:s/></text:p>
          </table:table-cell>
          <table:table-cell office:value-type="float" office:value="23204.44" table:style-name="ce16">
            <text:p><text:s/>23.204,44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1789553.470000001" table:style-name="ce16">
            <text:p><text:s/>11.789.553,47<text:s/></text:p>
          </table:table-cell>
          <table:table-cell office:value-type="float" office:value="5702087.3200000003" table:style-name="ce16">
            <text:p><text:s/>5.702.087,32<text:s/></text:p>
          </table:table-cell>
          <table:table-cell office:value-type="float" office:value="110967.12" table:style-name="ce16">
            <text:p><text:s/>110.967,12<text:s/></text:p>
          </table:table-cell>
          <table:table-cell office:value-type="float" office:value="29239389.699999999" table:style-name="ce16">
            <text:p><text:s/>29.239.389,70<text:s/></text:p>
          </table:table-cell>
          <table:table-cell office:value-type="float" office:value="322234.65999999997" table:style-name="ce16">
            <text:p><text:s/>322.234,66<text:s/></text:p>
          </table:table-cell>
          <table:table-cell office:value-type="float" office:value="120650084.08" table:style-name="ce17">
            <text:p><text:s/>120.650.084,0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9254.5" table:style-name="ce16">
            <text:p><text:s/>19.254,5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4926.71" table:style-name="ce16">
            <text:p><text:s/>4.926,71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6062.57" table:style-name="ce16">
            <text:p><text:s/>6.062,57<text:s/></text:p>
          </table:table-cell>
          <table:table-cell office:value-type="float" office:value="5526465.6100000003" table:style-name="ce16">
            <text:p><text:s/>5.526.465,61<text:s/></text:p>
          </table:table-cell>
          <table:table-cell office:value-type="float" office:value="16890.7" table:style-name="ce16">
            <text:p><text:s/>16.890,7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4430.76" table:style-name="ce16">
            <text:p><text:s/>14.430,76<text:s/></text:p>
          </table:table-cell>
          <table:table-cell office:value-type="float" office:value="12596.34" table:style-name="ce16">
            <text:p><text:s/>12.596,34<text:s/></text:p>
          </table:table-cell>
          <table:table-cell office:value-type="float" office:value="6463.29" table:style-name="ce16">
            <text:p><text:s/>6.463,29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0937.65" table:style-name="ce16">
            <text:p><text:s/>10.937,65<text:s/></text:p>
          </table:table-cell>
          <table:table-cell office:value-type="float" office:value="938283.59" table:style-name="ce16">
            <text:p><text:s/>938.283,59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34771868.189999998" table:style-name="ce16">
            <text:p><text:s/>34.771.868,19<text:s/></text:p>
          </table:table-cell>
          <table:table-cell office:value-type="float" office:value="12820094.529999999" table:style-name="ce16">
            <text:p><text:s/>12.820.094,53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5447.43" table:style-name="ce16">
            <text:p><text:s/>5.447,43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83092.479999999996" table:style-name="ce16">
            <text:p><text:s/>83.092,48<text:s/></text:p>
          </table:table-cell>
          <table:table-cell office:value-type="float" office:value="34036798.350000001" table:style-name="ce16">
            <text:p><text:s/>34.036.798,35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78379392.659999996" table:style-name="ce16">
            <text:p><text:s/>78.379.392,66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66653005.35999998" table:style-name="ce17">
            <text:p><text:s/>166.653.005,3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194733.52" table:style-name="ce16">
            <text:p><text:s/>194.733,52<text:s/></text:p>
          </table:table-cell>
          <table:table-cell office:value-type="float" office:value="918.23" table:style-name="ce16">
            <text:p><text:s/>918,23<text:s/></text:p>
          </table:table-cell>
          <table:table-cell office:value-type="float" office:value="5621803.6299999999" table:style-name="ce16">
            <text:p><text:s/>5.621.803,63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41506338.18" table:style-name="ce16">
            <text:p><text:s/>41.506.338,18<text:s/></text:p>
          </table:table-cell>
          <table:table-cell office:value-type="float" office:value="32759039.949999999" table:style-name="ce16">
            <text:p><text:s/>32.759.039,95<text:s/></text:p>
          </table:table-cell>
          <table:table-cell office:value-type="float" office:value="396244.09" table:style-name="ce16">
            <text:p><text:s/>396.244,09<text:s/></text:p>
          </table:table-cell>
          <table:table-cell office:value-type="float" office:value="133837241.54000001" table:style-name="ce16">
            <text:p><text:s/>133.837.241,54<text:s/></text:p>
          </table:table-cell>
          <table:table-cell office:value-type="float" office:value="7043461.3899999997" table:style-name="ce16">
            <text:p><text:s/>7.043.461,39<text:s/></text:p>
          </table:table-cell>
          <table:table-cell office:value-type="float" office:value="396201.81" table:style-name="ce16">
            <text:p><text:s/>396.201,81<text:s/></text:p>
          </table:table-cell>
          <table:table-cell office:value-type="float" office:value="83355093.280000001" table:style-name="ce16">
            <text:p><text:s/>83.355.093,28<text:s/></text:p>
          </table:table-cell>
          <table:table-cell office:value-type="float" office:value="498525.11" table:style-name="ce16">
            <text:p><text:s/>498.525,11<text:s/></text:p>
          </table:table-cell>
          <table:table-cell office:value-type="float" office:value="961618.4" table:style-name="ce16">
            <text:p><text:s/>961.618,40<text:s/></text:p>
          </table:table-cell>
          <table:table-cell office:value-type="float" office:value="5421880.2400000002" table:style-name="ce16">
            <text:p><text:s/>5.421.880,24<text:s/></text:p>
          </table:table-cell>
          <table:table-cell office:value-type="float" office:value="2264097.38" table:style-name="ce16">
            <text:p><text:s/>2.264.097,38<text:s/></text:p>
          </table:table-cell>
          <table:table-cell office:value-type="float" office:value="39109654.329999998" table:style-name="ce16">
            <text:p><text:s/>39.109.654,33<text:s/></text:p>
          </table:table-cell>
          <table:table-cell office:value-type="float" office:value="29088.35" table:style-name="ce16">
            <text:p><text:s/>29.088,35<text:s/></text:p>
          </table:table-cell>
          <table:table-cell office:value-type="float" office:value="124856843.73" table:style-name="ce16">
            <text:p><text:s/>124.856.843,73<text:s/></text:p>
          </table:table-cell>
          <table:table-cell office:value-type="float" office:value="86093550.040000007" table:style-name="ce16">
            <text:p><text:s/>86.093.550,04<text:s/></text:p>
          </table:table-cell>
          <table:table-cell office:value-type="float" office:value="217784.1" table:style-name="ce16">
            <text:p><text:s/>217.784,10<text:s/></text:p>
          </table:table-cell>
          <table:table-cell office:value-type="float" office:value="54013.02" table:style-name="ce16">
            <text:p><text:s/>54.013,02<text:s/></text:p>
          </table:table-cell>
          <table:table-cell office:value-type="float" office:value="12968.03" table:style-name="ce16">
            <text:p><text:s/>12.968,03<text:s/></text:p>
          </table:table-cell>
          <table:table-cell office:value-type="float" office:value="113557978.81999999" table:style-name="ce16">
            <text:p><text:s/>113.557.978,82<text:s/></text:p>
          </table:table-cell>
          <table:table-cell office:value-type="float" office:value="285728809.12" table:style-name="ce16">
            <text:p><text:s/>285.728.809,12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708741271.84000003" table:style-name="ce16">
            <text:p><text:s/>708.741.271,84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672659158.1300001" table:style-name="ce17">
            <text:p><text:s/>1.672.659.158,13<text:s/></text:p>
          </table:table-cell>
          <table:table-cell table:number-columns-repeated="16355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77887.159999999989" table:style-name="ce16">
            <text:p><text:s/>77.887,16<text:s/></text:p>
          </table:table-cell>
          <table:table-cell office:value-type="float" office:value="2350865.85" table:style-name="ce16">
            <text:p><text:s/>2.350.865,85<text:s/></text:p>
          </table:table-cell>
          <table:table-cell office:value-type="float" office:value="1919097.2999999998" table:style-name="ce16">
            <text:p><text:s/>1.919.097,30<text:s/></text:p>
          </table:table-cell>
          <table:table-cell office:value-type="float" office:value="51988.59" table:style-name="ce16">
            <text:p><text:s/>51.988,59<text:s/></text:p>
          </table:table-cell>
          <table:table-cell office:value-type="float" office:value="77288484.320000008" table:style-name="ce16">
            <text:p><text:s/>77.288.484,32<text:s/></text:p>
          </table:table-cell>
          <table:table-cell office:value-type="float" office:value="11867907.369999999" table:style-name="ce16">
            <text:p><text:s/>11.867.907,37<text:s/></text:p>
          </table:table-cell>
          <table:table-cell office:value-type="float" office:value="4560906.37" table:style-name="ce16">
            <text:p><text:s/>4.560.906,37<text:s/></text:p>
          </table:table-cell>
          <table:table-cell office:value-type="float" office:value="52799663.019999996" table:style-name="ce16">
            <text:p><text:s/>52.799.663,02<text:s/></text:p>
          </table:table-cell>
          <table:table-cell office:value-type="float" office:value="21084073.170000002" table:style-name="ce16">
            <text:p><text:s/>21.084.073,17<text:s/></text:p>
          </table:table-cell>
          <table:table-cell office:value-type="float" office:value="1097353.28" table:style-name="ce16">
            <text:p><text:s/>1.097.353,28<text:s/></text:p>
          </table:table-cell>
          <table:table-cell office:value-type="float" office:value="126150511.61999999" table:style-name="ce16">
            <text:p><text:s/>126.150.511,62<text:s/></text:p>
          </table:table-cell>
          <table:table-cell office:value-type="float" office:value="3632719.06" table:style-name="ce16">
            <text:p><text:s/>3.632.719,06<text:s/></text:p>
          </table:table-cell>
          <table:table-cell office:value-type="float" office:value="4424011.3900000006" table:style-name="ce16">
            <text:p><text:s/>4.424.011,39<text:s/></text:p>
          </table:table-cell>
          <table:table-cell office:value-type="float" office:value="7985771.1799999997" table:style-name="ce16">
            <text:p><text:s/>7.985.771,18<text:s/></text:p>
          </table:table-cell>
          <table:table-cell office:value-type="float" office:value="4052577.5500000003" table:style-name="ce16">
            <text:p><text:s/>4.052.577,55<text:s/></text:p>
          </table:table-cell>
          <table:table-cell office:value-type="float" office:value="35423529.189999998" table:style-name="ce16">
            <text:p><text:s/>35.423.529,19<text:s/></text:p>
          </table:table-cell>
          <table:table-cell office:value-type="float" office:value="1017632.63" table:style-name="ce16">
            <text:p><text:s/>1.017.632,63<text:s/></text:p>
          </table:table-cell>
          <table:table-cell office:value-type="float" office:value="117697602.31" table:style-name="ce16">
            <text:p><text:s/>117.697.602,31<text:s/></text:p>
          </table:table-cell>
          <table:table-cell office:value-type="float" office:value="75951332.320000008" table:style-name="ce16">
            <text:p><text:s/>75.951.332,32<text:s/></text:p>
          </table:table-cell>
          <table:table-cell office:value-type="float" office:value="2506311.61" table:style-name="ce16">
            <text:p><text:s/>2.506.311,61<text:s/></text:p>
          </table:table-cell>
          <table:table-cell office:value-type="float" office:value="6862042.7000000002" table:style-name="ce16">
            <text:p><text:s/>6.862.042,70<text:s/></text:p>
          </table:table-cell>
          <table:table-cell office:value-type="float" office:value="45233.51" table:style-name="ce16">
            <text:p><text:s/>45.233,51<text:s/></text:p>
          </table:table-cell>
          <table:table-cell office:value-type="float" office:value="168418691.78" table:style-name="ce16">
            <text:p><text:s/>168.418.691,78<text:s/></text:p>
          </table:table-cell>
          <table:table-cell office:value-type="float" office:value="166211596.09999999" table:style-name="ce16">
            <text:p><text:s/>166.211.596,10<text:s/></text:p>
          </table:table-cell>
          <table:table-cell office:value-type="float" office:value="3796134.49" table:style-name="ce16">
            <text:p><text:s/>3.796.134,49<text:s/></text:p>
          </table:table-cell>
          <table:table-cell office:value-type="float" office:value="912663822.78000009" table:style-name="ce16">
            <text:p><text:s/>912.663.822,78<text:s/></text:p>
          </table:table-cell>
          <table:table-cell office:value-type="float" office:value="1108291.97" table:style-name="ce16">
            <text:p><text:s/>1.108.291,97<text:s/></text:p>
          </table:table-cell>
          <table:table-cell office:value-type="float" office:value="1811046038.6200001" table:style-name="ce17">
            <text:p><text:s/>1.811.046.038,6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7624183.91" table:style-name="ce16">
            <text:p><text:s/>27.624.183,91<text:s/></text:p>
          </table:table-cell>
          <table:table-cell office:value-type="float" office:value="102472060.09999999" table:style-name="ce16">
            <text:p><text:s/>102.472.060,10<text:s/></text:p>
          </table:table-cell>
          <table:table-cell office:value-type="float" office:value="330156337.81" table:style-name="ce16">
            <text:p><text:s/>330.156.337,81<text:s/></text:p>
          </table:table-cell>
          <table:table-cell office:value-type="float" office:value="27020703.800000001" table:style-name="ce16">
            <text:p><text:s/>27.020.703,80<text:s/></text:p>
          </table:table-cell>
          <table:table-cell office:value-type="float" office:value="585799974.71000004" table:style-name="ce16">
            <text:p><text:s/>585.799.974,71<text:s/></text:p>
          </table:table-cell>
          <table:table-cell office:value-type="float" office:value="564120908.20000005" table:style-name="ce16">
            <text:p><text:s/>564.120.908,20<text:s/></text:p>
          </table:table-cell>
          <table:table-cell office:value-type="float" office:value="4016683196.9900002" table:style-name="ce16">
            <text:p><text:s/>4.016.683.196,99<text:s/></text:p>
          </table:table-cell>
          <table:table-cell office:value-type="float" office:value="414165658.83999997" table:style-name="ce16">
            <text:p><text:s/>414.165.658,84<text:s/></text:p>
          </table:table-cell>
          <table:table-cell office:value-type="float" office:value="618727624.89999998" table:style-name="ce16">
            <text:p><text:s/>618.727.624,90<text:s/></text:p>
          </table:table-cell>
          <table:table-cell office:value-type="float" office:value="157699947.38" table:style-name="ce16">
            <text:p><text:s/>157.699.947,38<text:s/></text:p>
          </table:table-cell>
          <table:table-cell office:value-type="float" office:value="2117807406.75" table:style-name="ce16">
            <text:p><text:s/>2.117.807.406,75<text:s/></text:p>
          </table:table-cell>
          <table:table-cell office:value-type="float" office:value="232370860.19999999" table:style-name="ce16">
            <text:p><text:s/>232.370.860,20<text:s/></text:p>
          </table:table-cell>
          <table:table-cell office:value-type="float" office:value="340768880.12" table:style-name="ce16">
            <text:p><text:s/>340.768.880,12<text:s/></text:p>
          </table:table-cell>
          <table:table-cell office:value-type="float" office:value="281896074.18000001" table:style-name="ce16">
            <text:p><text:s/>281.896.074,18<text:s/></text:p>
          </table:table-cell>
          <table:table-cell office:value-type="float" office:value="173130855.46000001" table:style-name="ce16">
            <text:p><text:s/>173.130.855,46<text:s/></text:p>
          </table:table-cell>
          <table:table-cell office:value-type="float" office:value="485998887.70999998" table:style-name="ce16">
            <text:p><text:s/>485.998.887,71<text:s/></text:p>
          </table:table-cell>
          <table:table-cell office:value-type="float" office:value="107950440.01000001" table:style-name="ce16">
            <text:p><text:s/>107.950.440,01<text:s/></text:p>
          </table:table-cell>
          <table:table-cell office:value-type="float" office:value="1761056513.75" table:style-name="ce16">
            <text:p><text:s/>1.761.056.513,75<text:s/></text:p>
          </table:table-cell>
          <table:table-cell office:value-type="float" office:value="5355863342.46" table:style-name="ce16">
            <text:p><text:s/>5.355.863.342,46<text:s/></text:p>
          </table:table-cell>
          <table:table-cell office:value-type="float" office:value="168442676.05000001" table:style-name="ce16">
            <text:p><text:s/>168.442.676,05<text:s/></text:p>
          </table:table-cell>
          <table:table-cell office:value-type="float" office:value="91189408.170000002" table:style-name="ce16">
            <text:p><text:s/>91.189.408,17<text:s/></text:p>
          </table:table-cell>
          <table:table-cell office:value-type="float" office:value="31078474.719999999" table:style-name="ce16">
            <text:p><text:s/>31.078.474,72<text:s/></text:p>
          </table:table-cell>
          <table:table-cell office:value-type="float" office:value="1736086734.3499999" table:style-name="ce16">
            <text:p><text:s/>1.736.086.734,35<text:s/></text:p>
          </table:table-cell>
          <table:table-cell office:value-type="float" office:value="1099477404.6700001" table:style-name="ce16">
            <text:p><text:s/>1.099.477.404,67<text:s/></text:p>
          </table:table-cell>
          <table:table-cell office:value-type="float" office:value="98263189.670000002" table:style-name="ce16">
            <text:p><text:s/>98.263.189,67<text:s/></text:p>
          </table:table-cell>
          <table:table-cell office:value-type="float" office:value="15275259785.32" table:style-name="ce16">
            <text:p><text:s/>15.275.259.785,32<text:s/></text:p>
          </table:table-cell>
          <table:table-cell office:value-type="float" office:value="54570137.609999999" table:style-name="ce16">
            <text:p><text:s/>54.570.137,61<text:s/></text:p>
          </table:table-cell>
          <table:table-cell office:value-type="float" office:value="36255681667.839996" table:style-name="ce17">
            <text:p><text:s/>36.255.681.667,8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7569070.8300000001" table:style-name="ce16">
            <text:p><text:s/>7.569.070,83<text:s/></text:p>
          </table:table-cell>
          <table:table-cell office:value-type="float" office:value="27438752.260000002" table:style-name="ce16">
            <text:p><text:s/>27.438.752,26<text:s/></text:p>
          </table:table-cell>
          <table:table-cell office:value-type="float" office:value="29417663.25" table:style-name="ce16">
            <text:p><text:s/>29.417.663,25<text:s/></text:p>
          </table:table-cell>
          <table:table-cell office:value-type="float" office:value="5891434.79" table:style-name="ce16">
            <text:p><text:s/>5.891.434,79<text:s/></text:p>
          </table:table-cell>
          <table:table-cell office:value-type="float" office:value="113104143.42" table:style-name="ce16">
            <text:p><text:s/>113.104.143,42<text:s/></text:p>
          </table:table-cell>
          <table:table-cell office:value-type="float" office:value="62480517.579999998" table:style-name="ce16">
            <text:p><text:s/>62.480.517,58<text:s/></text:p>
          </table:table-cell>
          <table:table-cell office:value-type="float" office:value="102583769.35000001" table:style-name="ce16">
            <text:p><text:s/>102.583.769,35<text:s/></text:p>
          </table:table-cell>
          <table:table-cell office:value-type="float" office:value="56344061.170000002" table:style-name="ce16">
            <text:p><text:s/>56.344.061,17<text:s/></text:p>
          </table:table-cell>
          <table:table-cell office:value-type="float" office:value="198377854.09" table:style-name="ce16">
            <text:p><text:s/>198.377.854,09<text:s/></text:p>
          </table:table-cell>
          <table:table-cell office:value-type="float" office:value="40175687.740000002" table:style-name="ce16">
            <text:p><text:s/>40.175.687,74<text:s/></text:p>
          </table:table-cell>
          <table:table-cell office:value-type="float" office:value="347990682.41000003" table:style-name="ce16">
            <text:p><text:s/>347.990.682,41<text:s/></text:p>
          </table:table-cell>
          <table:table-cell office:value-type="float" office:value="60786026.43" table:style-name="ce16">
            <text:p><text:s/>60.786.026,43<text:s/></text:p>
          </table:table-cell>
          <table:table-cell office:value-type="float" office:value="70115920.219999999" table:style-name="ce16">
            <text:p><text:s/>70.115.920,22<text:s/></text:p>
          </table:table-cell>
          <table:table-cell office:value-type="float" office:value="47660950.18" table:style-name="ce16">
            <text:p><text:s/>47.660.950,18<text:s/></text:p>
          </table:table-cell>
          <table:table-cell office:value-type="float" office:value="39983002.140000001" table:style-name="ce16">
            <text:p><text:s/>39.983.002,14<text:s/></text:p>
          </table:table-cell>
          <table:table-cell office:value-type="float" office:value="85161128.25" table:style-name="ce16">
            <text:p><text:s/>85.161.128,25<text:s/></text:p>
          </table:table-cell>
          <table:table-cell office:value-type="float" office:value="26971838.32" table:style-name="ce16">
            <text:p><text:s/>26.971.838,32<text:s/></text:p>
          </table:table-cell>
          <table:table-cell office:value-type="float" office:value="375408310.50999999" table:style-name="ce16">
            <text:p><text:s/>375.408.310,51<text:s/></text:p>
          </table:table-cell>
          <table:table-cell office:value-type="float" office:value="499783081.14999998" table:style-name="ce16">
            <text:p><text:s/>499.783.081,15<text:s/></text:p>
          </table:table-cell>
          <table:table-cell office:value-type="float" office:value="35282881.710000001" table:style-name="ce16">
            <text:p><text:s/>35.282.881,71<text:s/></text:p>
          </table:table-cell>
          <table:table-cell office:value-type="float" office:value="18930930.789999999" table:style-name="ce16">
            <text:p><text:s/>18.930.930,79<text:s/></text:p>
          </table:table-cell>
          <table:table-cell office:value-type="float" office:value="6365124.3899999997" table:style-name="ce16">
            <text:p><text:s/>6.365.124,39<text:s/></text:p>
          </table:table-cell>
          <table:table-cell office:value-type="float" office:value="276585189.19" table:style-name="ce16">
            <text:p><text:s/>276.585.189,19<text:s/></text:p>
          </table:table-cell>
          <table:table-cell office:value-type="float" office:value="145480261.50999999" table:style-name="ce16">
            <text:p><text:s/>145.480.261,51<text:s/></text:p>
          </table:table-cell>
          <table:table-cell office:value-type="float" office:value="28078166.41" table:style-name="ce16">
            <text:p><text:s/>28.078.166,41<text:s/></text:p>
          </table:table-cell>
          <table:table-cell office:value-type="float" office:value="1392934845.54" table:style-name="ce16">
            <text:p><text:s/>1.392.934.845,54<text:s/></text:p>
          </table:table-cell>
          <table:table-cell office:value-type="float" office:value="11652289.4" table:style-name="ce16">
            <text:p><text:s/>11.652.289,40<text:s/></text:p>
          </table:table-cell>
          <table:table-cell office:value-type="float" office:value="4112553583.0300002" table:style-name="ce17">
            <text:p><text:s/>4.112.553.583,0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0483669.699999999" table:style-name="ce16">
            <text:p><text:s/>10.483.669,70<text:s/></text:p>
          </table:table-cell>
          <table:table-cell office:value-type="float" office:value="41702133.829999998" table:style-name="ce16">
            <text:p><text:s/>41.702.133,83<text:s/></text:p>
          </table:table-cell>
          <table:table-cell office:value-type="float" office:value="201402620.34999999" table:style-name="ce16">
            <text:p><text:s/>201.402.620,35<text:s/></text:p>
          </table:table-cell>
          <table:table-cell office:value-type="float" office:value="16068615.59" table:style-name="ce16">
            <text:p><text:s/>16.068.615,59<text:s/></text:p>
          </table:table-cell>
          <table:table-cell office:value-type="float" office:value="292060851.32999998" table:style-name="ce16">
            <text:p><text:s/>292.060.851,33<text:s/></text:p>
          </table:table-cell>
          <table:table-cell office:value-type="float" office:value="342639035.06" table:style-name="ce16">
            <text:p><text:s/>342.639.035,06<text:s/></text:p>
          </table:table-cell>
          <table:table-cell office:value-type="float" office:value="500972600.61999995" table:style-name="ce16">
            <text:p><text:s/>500.972.600,62<text:s/></text:p>
          </table:table-cell>
          <table:table-cell office:value-type="float" office:value="244718134.65000001" table:style-name="ce16">
            <text:p><text:s/>244.718.134,65<text:s/></text:p>
          </table:table-cell>
          <table:table-cell office:value-type="float" office:value="283505435.30000001" table:style-name="ce16">
            <text:p><text:s/>283.505.435,30<text:s/></text:p>
          </table:table-cell>
          <table:table-cell office:value-type="float" office:value="73074554.950000003" table:style-name="ce16">
            <text:p><text:s/>73.074.554,95<text:s/></text:p>
          </table:table-cell>
          <table:table-cell office:value-type="float" office:value="1220307150.02" table:style-name="ce16">
            <text:p><text:s/>1.220.307.150,02<text:s/></text:p>
          </table:table-cell>
          <table:table-cell office:value-type="float" office:value="114977089.34" table:style-name="ce16">
            <text:p><text:s/>114.977.089,34<text:s/></text:p>
          </table:table-cell>
          <table:table-cell office:value-type="float" office:value="190573776.06" table:style-name="ce16">
            <text:p><text:s/>190.573.776,06<text:s/></text:p>
          </table:table-cell>
          <table:table-cell office:value-type="float" office:value="148795465.09999999" table:style-name="ce16">
            <text:p><text:s/>148.795.465,10<text:s/></text:p>
          </table:table-cell>
          <table:table-cell office:value-type="float" office:value="77488162.340000004" table:style-name="ce16">
            <text:p><text:s/>77.488.162,34<text:s/></text:p>
          </table:table-cell>
          <table:table-cell office:value-type="float" office:value="241047981.33000001" table:style-name="ce16">
            <text:p><text:s/>241.047.981,33<text:s/></text:p>
          </table:table-cell>
          <table:table-cell office:value-type="float" office:value="53637925.210000001" table:style-name="ce16">
            <text:p><text:s/>53.637.925,21<text:s/></text:p>
          </table:table-cell>
          <table:table-cell office:value-type="float" office:value="930740746.36000001" table:style-name="ce16">
            <text:p><text:s/>930.740.746,36<text:s/></text:p>
          </table:table-cell>
          <table:table-cell office:value-type="float" office:value="2531501034.4899998" table:style-name="ce16">
            <text:p><text:s/>2.531.501.034,49<text:s/></text:p>
          </table:table-cell>
          <table:table-cell office:value-type="float" office:value="77540671.329999998" table:style-name="ce16">
            <text:p><text:s/>77.540.671,33<text:s/></text:p>
          </table:table-cell>
          <table:table-cell office:value-type="float" office:value="49622024.32" table:style-name="ce16">
            <text:p><text:s/>49.622.024,32<text:s/></text:p>
          </table:table-cell>
          <table:table-cell office:value-type="float" office:value="14298172.92" table:style-name="ce16">
            <text:p><text:s/>14.298.172,92<text:s/></text:p>
          </table:table-cell>
          <table:table-cell office:value-type="float" office:value="922853711.46000004" table:style-name="ce16">
            <text:p><text:s/>922.853.711,46<text:s/></text:p>
          </table:table-cell>
          <table:table-cell office:value-type="float" office:value="688239672.87" table:style-name="ce16">
            <text:p><text:s/>688.239.672,87<text:s/></text:p>
          </table:table-cell>
          <table:table-cell office:value-type="float" office:value="38161470.57" table:style-name="ce16">
            <text:p><text:s/>38.161.470,57<text:s/></text:p>
          </table:table-cell>
          <table:table-cell office:value-type="float" office:value="6639633650.0799999" table:style-name="ce16">
            <text:p><text:s/>6.639.633.650,08<text:s/></text:p>
          </table:table-cell>
          <table:table-cell office:value-type="float" office:value="30128267.850000001" table:style-name="ce16">
            <text:p><text:s/>30.128.267,85<text:s/></text:p>
          </table:table-cell>
          <table:table-cell office:value-type="float" office:value="15976174623.029999" table:style-name="ce17">
            <text:p><text:s/>15.976.174.623,0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4137.3100000000004" table:style-name="ce16">
            <text:p><text:s/>4.137,31<text:s/></text:p>
          </table:table-cell>
          <table:table-cell office:value-type="float" office:value="10453.64" table:style-name="ce16">
            <text:p><text:s/>10.453,64<text:s/></text:p>
          </table:table-cell>
          <table:table-cell office:value-type="float" office:value="283122.14" table:style-name="ce16">
            <text:p><text:s/>283.122,14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213094.01" table:style-name="ce16">
            <text:p><text:s/>213.094,01<text:s/></text:p>
          </table:table-cell>
          <table:table-cell office:value-type="float" office:value="29232304.379999999" table:style-name="ce16">
            <text:p><text:s/>29.232.304,38<text:s/></text:p>
          </table:table-cell>
          <table:table-cell office:value-type="float" office:value="63559144.490000002" table:style-name="ce16">
            <text:p><text:s/>63.559.144,49<text:s/></text:p>
          </table:table-cell>
          <table:table-cell office:value-type="float" office:value="3898340.09" table:style-name="ce16">
            <text:p><text:s/>3.898.340,09<text:s/></text:p>
          </table:table-cell>
          <table:table-cell office:value-type="float" office:value="909533.17" table:style-name="ce16">
            <text:p><text:s/>909.533,17<text:s/></text:p>
          </table:table-cell>
          <table:table-cell office:value-type="float" office:value="102391.94" table:style-name="ce16">
            <text:p><text:s/>102.391,94<text:s/></text:p>
          </table:table-cell>
          <table:table-cell office:value-type="float" office:value="41282433.909999996" table:style-name="ce16">
            <text:p><text:s/>41.282.433,91<text:s/></text:p>
          </table:table-cell>
          <table:table-cell office:value-type="float" office:value="136848.64000000001" table:style-name="ce16">
            <text:p><text:s/>136.848,64<text:s/></text:p>
          </table:table-cell>
          <table:table-cell office:value-type="float" office:value="1067020.55" table:style-name="ce16">
            <text:p><text:s/>1.067.020,55<text:s/></text:p>
          </table:table-cell>
          <table:table-cell office:value-type="float" office:value="11854708.779999999" table:style-name="ce16">
            <text:p><text:s/>11.854.708,78<text:s/></text:p>
          </table:table-cell>
          <table:table-cell office:value-type="float" office:value="55286.07" table:style-name="ce16">
            <text:p><text:s/>55.286,07<text:s/></text:p>
          </table:table-cell>
          <table:table-cell office:value-type="float" office:value="79784.929999999993" table:style-name="ce16">
            <text:p><text:s/>79.784,93<text:s/></text:p>
          </table:table-cell>
          <table:table-cell office:value-type="float" office:value="3785.31" table:style-name="ce16">
            <text:p><text:s/>3.785,31<text:s/></text:p>
          </table:table-cell>
          <table:table-cell office:value-type="float" office:value="17526498.850000001" table:style-name="ce16">
            <text:p><text:s/>17.526.498,85<text:s/></text:p>
          </table:table-cell>
          <table:table-cell office:value-type="float" office:value="231862739.31999999" table:style-name="ce16">
            <text:p><text:s/>231.862.739,32<text:s/></text:p>
          </table:table-cell>
          <table:table-cell office:value-type="float" office:value="5675.47" table:style-name="ce16">
            <text:p><text:s/>5.675,47<text:s/></text:p>
          </table:table-cell>
          <table:table-cell office:value-type="float" office:value="189570.32" table:style-name="ce16">
            <text:p><text:s/>189.570,32<text:s/></text:p>
          </table:table-cell>
          <table:table-cell office:value-type="float" office:value="895.23" table:style-name="ce16">
            <text:p><text:s/>895,23<text:s/></text:p>
          </table:table-cell>
          <table:table-cell office:value-type="float" office:value="53166979.859999999" table:style-name="ce16">
            <text:p><text:s/>53.166.979,86<text:s/></text:p>
          </table:table-cell>
          <table:table-cell office:value-type="float" office:value="1921932.13" table:style-name="ce16">
            <text:p><text:s/>1.921.932,13<text:s/></text:p>
          </table:table-cell>
          <table:table-cell office:value-type="float" office:value="2655927.23" table:style-name="ce16">
            <text:p><text:s/>2.655.927,23<text:s/></text:p>
          </table:table-cell>
          <table:table-cell office:value-type="float" office:value="703819033.92999995" table:style-name="ce16">
            <text:p><text:s/>703.819.033,93<text:s/></text:p>
          </table:table-cell>
          <table:table-cell office:value-type="float" office:value="10345.92" table:style-name="ce16">
            <text:p><text:s/>10.345,92<text:s/></text:p>
          </table:table-cell>
          <table:table-cell office:value-type="float" office:value="1163851987.6200001" table:style-name="ce17">
            <text:p><text:s/>1.163.851.987,6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0479532.390000001" table:style-name="ce16">
            <text:p><text:s/>10.479.532,39<text:s/></text:p>
          </table:table-cell>
          <table:table-cell office:value-type="float" office:value="41691680.190000005" table:style-name="ce16">
            <text:p><text:s/>41.691.680,19<text:s/></text:p>
          </table:table-cell>
          <table:table-cell office:value-type="float" office:value="201119498.20999998" table:style-name="ce16">
            <text:p><text:s/>201.119.498,21<text:s/></text:p>
          </table:table-cell>
          <table:table-cell office:value-type="float" office:value="16068615.59" table:style-name="ce16">
            <text:p><text:s/>16.068.615,59<text:s/></text:p>
          </table:table-cell>
          <table:table-cell office:value-type="float" office:value="291847757.31999999" table:style-name="ce16">
            <text:p><text:s/>291.847.757,32<text:s/></text:p>
          </table:table-cell>
          <table:table-cell office:value-type="float" office:value="313406730.67999995" table:style-name="ce16">
            <text:p><text:s/>313.406.730,68<text:s/></text:p>
          </table:table-cell>
          <table:table-cell office:value-type="float" office:value="437413456.13" table:style-name="ce16">
            <text:p><text:s/>437.413.456,13<text:s/></text:p>
          </table:table-cell>
          <table:table-cell office:value-type="float" office:value="240819794.55999997" table:style-name="ce16">
            <text:p><text:s/>240.819.794,56<text:s/></text:p>
          </table:table-cell>
          <table:table-cell office:value-type="float" office:value="282595902.13" table:style-name="ce16">
            <text:p><text:s/>282.595.902,13<text:s/></text:p>
          </table:table-cell>
          <table:table-cell office:value-type="float" office:value="72972163.00999999" table:style-name="ce16">
            <text:p><text:s/>72.972.163,01<text:s/></text:p>
          </table:table-cell>
          <table:table-cell office:value-type="float" office:value="1179024716.1099999" table:style-name="ce16">
            <text:p><text:s/>1.179.024.716,11<text:s/></text:p>
          </table:table-cell>
          <table:table-cell office:value-type="float" office:value="114840240.7" table:style-name="ce16">
            <text:p><text:s/>114.840.240,70<text:s/></text:p>
          </table:table-cell>
          <table:table-cell office:value-type="float" office:value="189506755.50999999" table:style-name="ce16">
            <text:p><text:s/>189.506.755,51<text:s/></text:p>
          </table:table-cell>
          <table:table-cell office:value-type="float" office:value="136940756.31999999" table:style-name="ce16">
            <text:p><text:s/>136.940.756,32<text:s/></text:p>
          </table:table-cell>
          <table:table-cell office:value-type="float" office:value="77432876.270000011" table:style-name="ce16">
            <text:p><text:s/>77.432.876,27<text:s/></text:p>
          </table:table-cell>
          <table:table-cell office:value-type="float" office:value="240968196.40000004" table:style-name="ce16">
            <text:p><text:s/>240.968.196,40<text:s/></text:p>
          </table:table-cell>
          <table:table-cell office:value-type="float" office:value="53634139.899999999" table:style-name="ce16">
            <text:p><text:s/>53.634.139,90<text:s/></text:p>
          </table:table-cell>
          <table:table-cell office:value-type="float" office:value="913214247.51000011" table:style-name="ce16">
            <text:p><text:s/>913.214.247,51<text:s/></text:p>
          </table:table-cell>
          <table:table-cell office:value-type="float" office:value="2299638295.1700001" table:style-name="ce16">
            <text:p><text:s/>2.299.638.295,17<text:s/></text:p>
          </table:table-cell>
          <table:table-cell office:value-type="float" office:value="77534995.859999999" table:style-name="ce16">
            <text:p><text:s/>77.534.995,86<text:s/></text:p>
          </table:table-cell>
          <table:table-cell office:value-type="float" office:value="49432454" table:style-name="ce16">
            <text:p><text:s/>49.432.454,00<text:s/></text:p>
          </table:table-cell>
          <table:table-cell office:value-type="float" office:value="14297277.690000001" table:style-name="ce16">
            <text:p><text:s/>14.297.277,69<text:s/></text:p>
          </table:table-cell>
          <table:table-cell office:value-type="float" office:value="869686731.5999999" table:style-name="ce16">
            <text:p><text:s/>869.686.731,60<text:s/></text:p>
          </table:table-cell>
          <table:table-cell office:value-type="float" office:value="686317740.74000001" table:style-name="ce16">
            <text:p><text:s/>686.317.740,74<text:s/></text:p>
          </table:table-cell>
          <table:table-cell office:value-type="float" office:value="35505543.340000004" table:style-name="ce16">
            <text:p><text:s/>35.505.543,34<text:s/></text:p>
          </table:table-cell>
          <table:table-cell office:value-type="float" office:value="5935814616.1500006" table:style-name="ce16">
            <text:p><text:s/>5.935.814.616,15<text:s/></text:p>
          </table:table-cell>
          <table:table-cell office:value-type="float" office:value="30117921.930000003" table:style-name="ce16">
            <text:p><text:s/>30.117.921,93<text:s/></text:p>
          </table:table-cell>
          <table:table-cell office:value-type="float" office:value="14812322635.41" table:style-name="ce17">
            <text:p><text:s/>14.812.322.635,4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9571443.3800000008" table:style-name="ce16">
            <text:p><text:s/>9.571.443,38<text:s/></text:p>
          </table:table-cell>
          <table:table-cell office:value-type="float" office:value="33331174.010000002" table:style-name="ce16">
            <text:p><text:s/>33.331.174,01<text:s/></text:p>
          </table:table-cell>
          <table:table-cell office:value-type="float" office:value="99336054.209999993" table:style-name="ce16">
            <text:p><text:s/>99.336.054,21<text:s/></text:p>
          </table:table-cell>
          <table:table-cell office:value-type="float" office:value="5060653.42" table:style-name="ce16">
            <text:p><text:s/>5.060.653,42<text:s/></text:p>
          </table:table-cell>
          <table:table-cell office:value-type="float" office:value="180634979.96000001" table:style-name="ce16">
            <text:p><text:s/>180.634.979,96<text:s/></text:p>
          </table:table-cell>
          <table:table-cell office:value-type="float" office:value="159001355.56" table:style-name="ce16">
            <text:p><text:s/>159.001.355,56<text:s/></text:p>
          </table:table-cell>
          <table:table-cell office:value-type="float" office:value="3413126827.02" table:style-name="ce16">
            <text:p><text:s/>3.413.126.827,02<text:s/></text:p>
          </table:table-cell>
          <table:table-cell office:value-type="float" office:value="113103463.02" table:style-name="ce16">
            <text:p><text:s/>113.103.463,02<text:s/></text:p>
          </table:table-cell>
          <table:table-cell office:value-type="float" office:value="136844335.50999999" table:style-name="ce16">
            <text:p><text:s/>136.844.335,51<text:s/></text:p>
          </table:table-cell>
          <table:table-cell office:value-type="float" office:value="44449704.689999998" table:style-name="ce16">
            <text:p><text:s/>44.449.704,69<text:s/></text:p>
          </table:table-cell>
          <table:table-cell office:value-type="float" office:value="549509574.32000005" table:style-name="ce16">
            <text:p><text:s/>549.509.574,32<text:s/></text:p>
          </table:table-cell>
          <table:table-cell office:value-type="float" office:value="56607744.43" table:style-name="ce16">
            <text:p><text:s/>56.607.744,43<text:s/></text:p>
          </table:table-cell>
          <table:table-cell office:value-type="float" office:value="80079183.840000004" table:style-name="ce16">
            <text:p><text:s/>80.079.183,84<text:s/></text:p>
          </table:table-cell>
          <table:table-cell office:value-type="float" office:value="85439658.900000006" table:style-name="ce16">
            <text:p><text:s/>85.439.658,90<text:s/></text:p>
          </table:table-cell>
          <table:table-cell office:value-type="float" office:value="55659690.979999997" table:style-name="ce16">
            <text:p><text:s/>55.659.690,98<text:s/></text:p>
          </table:table-cell>
          <table:table-cell office:value-type="float" office:value="159789778.13" table:style-name="ce16">
            <text:p><text:s/>159.789.778,13<text:s/></text:p>
          </table:table-cell>
          <table:table-cell office:value-type="float" office:value="27340676.48" table:style-name="ce16">
            <text:p><text:s/>27.340.676,48<text:s/></text:p>
          </table:table-cell>
          <table:table-cell office:value-type="float" office:value="454907456.88" table:style-name="ce16">
            <text:p><text:s/>454.907.456,88<text:s/></text:p>
          </table:table-cell>
          <table:table-cell office:value-type="float" office:value="2324579226.8200002" table:style-name="ce16">
            <text:p><text:s/>2.324.579.226,82<text:s/></text:p>
          </table:table-cell>
          <table:table-cell office:value-type="float" office:value="55619123.009999998" table:style-name="ce16">
            <text:p><text:s/>55.619.123,01<text:s/></text:p>
          </table:table-cell>
          <table:table-cell office:value-type="float" office:value="22636453.059999999" table:style-name="ce16">
            <text:p><text:s/>22.636.453,06<text:s/></text:p>
          </table:table-cell>
          <table:table-cell office:value-type="float" office:value="10415177.41" table:style-name="ce16">
            <text:p><text:s/>10.415.177,41<text:s/></text:p>
          </table:table-cell>
          <table:table-cell office:value-type="float" office:value="536647833.69999999" table:style-name="ce16">
            <text:p><text:s/>536.647.833,70<text:s/></text:p>
          </table:table-cell>
          <table:table-cell office:value-type="float" office:value="265757470.28999999" table:style-name="ce16">
            <text:p><text:s/>265.757.470,29<text:s/></text:p>
          </table:table-cell>
          <table:table-cell office:value-type="float" office:value="32023552.690000001" table:style-name="ce16">
            <text:p><text:s/>32.023.552,69<text:s/></text:p>
          </table:table-cell>
          <table:table-cell office:value-type="float" office:value="7242691289.6999998" table:style-name="ce16">
            <text:p><text:s/>7.242.691.289,70<text:s/></text:p>
          </table:table-cell>
          <table:table-cell office:value-type="float" office:value="12789580.359999999" table:style-name="ce16">
            <text:p><text:s/>12.789.580,36<text:s/></text:p>
          </table:table-cell>
          <table:table-cell office:value-type="float" office:value="16166953461.780003" table:style-name="ce17">
            <text:p><text:s/>16.166.953.461,7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773201.1100000003" table:style-name="ce16">
            <text:p><text:s/>7.773.201,11<text:s/></text:p>
          </table:table-cell>
          <table:table-cell office:value-type="float" office:value="28669151.969999999" table:style-name="ce16">
            <text:p><text:s/>28.669.151,97<text:s/></text:p>
          </table:table-cell>
          <table:table-cell office:value-type="float" office:value="65730268.399999999" table:style-name="ce16">
            <text:p><text:s/>65.730.268,40<text:s/></text:p>
          </table:table-cell>
          <table:table-cell office:value-type="float" office:value="4836189.6500000004" table:style-name="ce16">
            <text:p><text:s/>4.836.189,65<text:s/></text:p>
          </table:table-cell>
          <table:table-cell office:value-type="float" office:value="128396869.56999999" table:style-name="ce16">
            <text:p><text:s/>128.396.869,57<text:s/></text:p>
          </table:table-cell>
          <table:table-cell office:value-type="float" office:value="124022579.16" table:style-name="ce16">
            <text:p><text:s/>124.022.579,16<text:s/></text:p>
          </table:table-cell>
          <table:table-cell office:value-type="float" office:value="2927908435.5" table:style-name="ce16">
            <text:p><text:s/>2.927.908.435,50<text:s/></text:p>
          </table:table-cell>
          <table:table-cell office:value-type="float" office:value="75162146.700000003" table:style-name="ce16">
            <text:p><text:s/>75.162.146,70<text:s/></text:p>
          </table:table-cell>
          <table:table-cell office:value-type="float" office:value="113332757.59" table:style-name="ce16">
            <text:p><text:s/>113.332.757,59<text:s/></text:p>
          </table:table-cell>
          <table:table-cell office:value-type="float" office:value="36415092.990000002" table:style-name="ce16">
            <text:p><text:s/>36.415.092,99<text:s/></text:p>
          </table:table-cell>
          <table:table-cell office:value-type="float" office:value="403111105.76999998" table:style-name="ce16">
            <text:p><text:s/>403.111.105,77<text:s/></text:p>
          </table:table-cell>
          <table:table-cell office:value-type="float" office:value="43806127.159999996" table:style-name="ce16">
            <text:p><text:s/>43.806.127,16<text:s/></text:p>
          </table:table-cell>
          <table:table-cell office:value-type="float" office:value="66874335.759999998" table:style-name="ce16">
            <text:p><text:s/>66.874.335,76<text:s/></text:p>
          </table:table-cell>
          <table:table-cell office:value-type="float" office:value="71720088.810000002" table:style-name="ce16">
            <text:p><text:s/>71.720.088,81<text:s/></text:p>
          </table:table-cell>
          <table:table-cell office:value-type="float" office:value="51698619.560000002" table:style-name="ce16">
            <text:p><text:s/>51.698.619,56<text:s/></text:p>
          </table:table-cell>
          <table:table-cell office:value-type="float" office:value="125266034.18000001" table:style-name="ce16">
            <text:p><text:s/>125.266.034,18<text:s/></text:p>
          </table:table-cell>
          <table:table-cell office:value-type="float" office:value="23262773.050000001" table:style-name="ce16">
            <text:p><text:s/>23.262.773,05<text:s/></text:p>
          </table:table-cell>
          <table:table-cell office:value-type="float" office:value="301716115.80000001" table:style-name="ce16">
            <text:p><text:s/>301.716.115,80<text:s/></text:p>
          </table:table-cell>
          <table:table-cell office:value-type="float" office:value="975759821.83000004" table:style-name="ce16">
            <text:p><text:s/>975.759.821,83<text:s/></text:p>
          </table:table-cell>
          <table:table-cell office:value-type="float" office:value="43458656.520000003" table:style-name="ce16">
            <text:p><text:s/>43.458.656,52<text:s/></text:p>
          </table:table-cell>
          <table:table-cell office:value-type="float" office:value="19462981.550000001" table:style-name="ce16">
            <text:p><text:s/>19.462.981,55<text:s/></text:p>
          </table:table-cell>
          <table:table-cell office:value-type="float" office:value="9640365.0500000007" table:style-name="ce16">
            <text:p><text:s/>9.640.365,05<text:s/></text:p>
          </table:table-cell>
          <table:table-cell office:value-type="float" office:value="348455094.69999999" table:style-name="ce16">
            <text:p><text:s/>348.455.094,70<text:s/></text:p>
          </table:table-cell>
          <table:table-cell office:value-type="float" office:value="184932658.31" table:style-name="ce16">
            <text:p><text:s/>184.932.658,31<text:s/></text:p>
          </table:table-cell>
          <table:table-cell office:value-type="float" office:value="24585908.989999998" table:style-name="ce16">
            <text:p><text:s/>24.585.908,99<text:s/></text:p>
          </table:table-cell>
          <table:table-cell office:value-type="float" office:value="2738514007.5900002" table:style-name="ce16">
            <text:p><text:s/>2.738.514.007,59<text:s/></text:p>
          </table:table-cell>
          <table:table-cell office:value-type="float" office:value="11794895.060000001" table:style-name="ce16">
            <text:p><text:s/>11.794.895,06<text:s/></text:p>
          </table:table-cell>
          <table:table-cell office:value-type="float" office:value="8956306282.3299999" table:style-name="ce17">
            <text:p><text:s/>8.956.306.282,3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1085192.2" table:style-name="ce16">
            <text:p><text:s/>1.085.192,20<text:s/></text:p>
          </table:table-cell>
          <table:table-cell office:value-type="float" office:value="2630044.13" table:style-name="ce16">
            <text:p><text:s/>2.630.044,13<text:s/></text:p>
          </table:table-cell>
          <table:table-cell office:value-type="float" office:value="10913077.16" table:style-name="ce16">
            <text:p><text:s/>10.913.077,16<text:s/></text:p>
          </table:table-cell>
          <table:table-cell office:value-type="float" office:value="98355.7" table:style-name="ce16">
            <text:p><text:s/>98.355,70<text:s/></text:p>
          </table:table-cell>
          <table:table-cell office:value-type="float" office:value="9081736.5899999999" table:style-name="ce16">
            <text:p><text:s/>9.081.736,59<text:s/></text:p>
          </table:table-cell>
          <table:table-cell office:value-type="float" office:value="13662247.57" table:style-name="ce16">
            <text:p><text:s/>13.662.247,57<text:s/></text:p>
          </table:table-cell>
          <table:table-cell office:value-type="float" office:value="243797700.78" table:style-name="ce16">
            <text:p><text:s/>243.797.700,78<text:s/></text:p>
          </table:table-cell>
          <table:table-cell office:value-type="float" office:value="10520897.449999999" table:style-name="ce16">
            <text:p><text:s/>10.520.897,45<text:s/></text:p>
          </table:table-cell>
          <table:table-cell office:value-type="float" office:value="7651634.8399999999" table:style-name="ce16">
            <text:p><text:s/>7.651.634,84<text:s/></text:p>
          </table:table-cell>
          <table:table-cell office:value-type="float" office:value="1114328.8999999999" table:style-name="ce16">
            <text:p><text:s/>1.114.328,90<text:s/></text:p>
          </table:table-cell>
          <table:table-cell office:value-type="float" office:value="61982137.240000002" table:style-name="ce16">
            <text:p><text:s/>61.982.137,24<text:s/></text:p>
          </table:table-cell>
          <table:table-cell office:value-type="float" office:value="5508235.2999999998" table:style-name="ce16">
            <text:p><text:s/>5.508.235,30<text:s/></text:p>
          </table:table-cell>
          <table:table-cell office:value-type="float" office:value="5277588.32" table:style-name="ce16">
            <text:p><text:s/>5.277.588,32<text:s/></text:p>
          </table:table-cell>
          <table:table-cell office:value-type="float" office:value="5259426.01" table:style-name="ce16">
            <text:p><text:s/>5.259.426,01<text:s/></text:p>
          </table:table-cell>
          <table:table-cell office:value-type="float" office:value="1980814.51" table:style-name="ce16">
            <text:p><text:s/>1.980.814,51<text:s/></text:p>
          </table:table-cell>
          <table:table-cell office:value-type="float" office:value="9662311.5099999998" table:style-name="ce16">
            <text:p><text:s/>9.662.311,51<text:s/></text:p>
          </table:table-cell>
          <table:table-cell office:value-type="float" office:value="1054391.1399999999" table:style-name="ce16">
            <text:p><text:s/>1.054.391,14<text:s/></text:p>
          </table:table-cell>
          <table:table-cell office:value-type="float" office:value="63558082.030000001" table:style-name="ce16">
            <text:p><text:s/>63.558.082,03<text:s/></text:p>
          </table:table-cell>
          <table:table-cell office:value-type="float" office:value="608640298.90999997" table:style-name="ce16">
            <text:p><text:s/>608.640.298,91<text:s/></text:p>
          </table:table-cell>
          <table:table-cell office:value-type="float" office:value="2753226.4" table:style-name="ce16">
            <text:p><text:s/>2.753.226,40<text:s/></text:p>
          </table:table-cell>
          <table:table-cell office:value-type="float" office:value="2291672.0299999998" table:style-name="ce16">
            <text:p><text:s/>2.291.672,03<text:s/></text:p>
          </table:table-cell>
          <table:table-cell office:value-type="float" office:value="175343.62" table:style-name="ce16">
            <text:p><text:s/>175.343,62<text:s/></text:p>
          </table:table-cell>
          <table:table-cell office:value-type="float" office:value="107332684.8" table:style-name="ce16">
            <text:p><text:s/>107.332.684,80<text:s/></text:p>
          </table:table-cell>
          <table:table-cell office:value-type="float" office:value="39867664.43" table:style-name="ce16">
            <text:p><text:s/>39.867.664,43<text:s/></text:p>
          </table:table-cell>
          <table:table-cell office:value-type="float" office:value="2171166.15" table:style-name="ce16">
            <text:p><text:s/>2.171.166,15<text:s/></text:p>
          </table:table-cell>
          <table:table-cell office:value-type="float" office:value="2347001347.9899998" table:style-name="ce16">
            <text:p><text:s/>2.347.001.347,99<text:s/></text:p>
          </table:table-cell>
          <table:table-cell office:value-type="float" office:value="287359.24" table:style-name="ce16">
            <text:p><text:s/>287.359,24<text:s/></text:p>
          </table:table-cell>
          <table:table-cell office:value-type="float" office:value="3565358964.9499998" table:style-name="ce17">
            <text:p><text:s/>3.565.358.964,9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9713.25" table:style-name="ce16">
            <text:p><text:s/>9.713,25<text:s/></text:p>
          </table:table-cell>
          <table:table-cell office:value-type="float" office:value="435390.51" table:style-name="ce16">
            <text:p><text:s/>435.390,51<text:s/></text:p>
          </table:table-cell>
          <table:table-cell office:value-type="float" office:value="16076888.51" table:style-name="ce16">
            <text:p><text:s/>16.076.888,51<text:s/></text:p>
          </table:table-cell>
          <table:table-cell office:value-type="float" office:value="11849.39" table:style-name="ce16">
            <text:p><text:s/>11.849,39<text:s/></text:p>
          </table:table-cell>
          <table:table-cell office:value-type="float" office:value="31745359.219999999" table:style-name="ce16">
            <text:p><text:s/>31.745.359,22<text:s/></text:p>
          </table:table-cell>
          <table:table-cell office:value-type="float" office:value="11892534.27" table:style-name="ce16">
            <text:p><text:s/>11.892.534,27<text:s/></text:p>
          </table:table-cell>
          <table:table-cell office:value-type="float" office:value="42845058.439999998" table:style-name="ce16">
            <text:p><text:s/>42.845.058,44<text:s/></text:p>
          </table:table-cell>
          <table:table-cell office:value-type="float" office:value="21082915.989999998" table:style-name="ce16">
            <text:p><text:s/>21.082.915,99<text:s/></text:p>
          </table:table-cell>
          <table:table-cell office:value-type="float" office:value="7579843.3099999996" table:style-name="ce16">
            <text:p><text:s/>7.579.843,31<text:s/></text:p>
          </table:table-cell>
          <table:table-cell office:value-type="float" office:value="4204161.75" table:style-name="ce16">
            <text:p><text:s/>4.204.161,75<text:s/></text:p>
          </table:table-cell>
          <table:table-cell office:value-type="float" office:value="54567686.289999999" table:style-name="ce16">
            <text:p><text:s/>54.567.686,29<text:s/></text:p>
          </table:table-cell>
          <table:table-cell office:value-type="float" office:value="4931307.3899999997" table:style-name="ce16">
            <text:p><text:s/>4.931.307,39<text:s/></text:p>
          </table:table-cell>
          <table:table-cell office:value-type="float" office:value="3812421.22" table:style-name="ce16">
            <text:p><text:s/>3.812.421,22<text:s/></text:p>
          </table:table-cell>
          <table:table-cell office:value-type="float" office:value="4972191.58" table:style-name="ce16">
            <text:p><text:s/>4.972.191,58<text:s/></text:p>
          </table:table-cell>
          <table:table-cell office:value-type="float" office:value="604280.12" table:style-name="ce16">
            <text:p><text:s/>604.280,12<text:s/></text:p>
          </table:table-cell>
          <table:table-cell office:value-type="float" office:value="17063757.969999999" table:style-name="ce16">
            <text:p><text:s/>17.063.757,97<text:s/></text:p>
          </table:table-cell>
          <table:table-cell office:value-type="float" office:value="1688978.4" table:style-name="ce16">
            <text:p><text:s/>1.688.978,40<text:s/></text:p>
          </table:table-cell>
          <table:table-cell office:value-type="float" office:value="67951464.900000006" table:style-name="ce16">
            <text:p><text:s/>67.951.464,90<text:s/></text:p>
          </table:table-cell>
          <table:table-cell office:value-type="float" office:value="512991630.66000003" table:style-name="ce16">
            <text:p><text:s/>512.991.630,66<text:s/></text:p>
          </table:table-cell>
          <table:table-cell office:value-type="float" office:value="7625374.2199999997" table:style-name="ce16">
            <text:p><text:s/>7.625.374,22<text:s/></text:p>
          </table:table-cell>
          <table:table-cell office:value-type="float" office:value="110481.04" table:style-name="ce16">
            <text:p><text:s/>110.481,04<text:s/></text:p>
          </table:table-cell>
          <table:table-cell office:value-type="float" office:value="66321.820000000007" table:style-name="ce16">
            <text:p><text:s/>66.321,82<text:s/></text:p>
          </table:table-cell>
          <table:table-cell office:value-type="float" office:value="51336008.32" table:style-name="ce16">
            <text:p><text:s/>51.336.008,32<text:s/></text:p>
          </table:table-cell>
          <table:table-cell office:value-type="float" office:value="18950822.350000001" table:style-name="ce16">
            <text:p><text:s/>18.950.822,35<text:s/></text:p>
          </table:table-cell>
          <table:table-cell office:value-type="float" office:value="3374070.14" table:style-name="ce16">
            <text:p><text:s/>3.374.070,14<text:s/></text:p>
          </table:table-cell>
          <table:table-cell office:value-type="float" office:value="1741125469.8399999" table:style-name="ce16">
            <text:p><text:s/>1.741.125.469,84<text:s/></text:p>
          </table:table-cell>
          <table:table-cell office:value-type="float" office:value="154139.54999999999" table:style-name="ce16">
            <text:p><text:s/>154.139,55<text:s/></text:p>
          </table:table-cell>
          <table:table-cell office:value-type="float" office:value="2627210120.4500003" table:style-name="ce17">
            <text:p><text:s/>2.627.210.120,4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703336.82" table:style-name="ce16">
            <text:p><text:s/>703.336,82<text:s/></text:p>
          </table:table-cell>
          <table:table-cell office:value-type="float" office:value="1596587.4" table:style-name="ce16">
            <text:p><text:s/>1.596.587,40<text:s/></text:p>
          </table:table-cell>
          <table:table-cell office:value-type="float" office:value="6615820.1400000006" table:style-name="ce16">
            <text:p><text:s/>6.615.820,14<text:s/></text:p>
          </table:table-cell>
          <table:table-cell office:value-type="float" office:value="114258.68" table:style-name="ce16">
            <text:p><text:s/>114.258,68<text:s/></text:p>
          </table:table-cell>
          <table:table-cell office:value-type="float" office:value="11411014.58" table:style-name="ce16">
            <text:p><text:s/>11.411.014,58<text:s/></text:p>
          </table:table-cell>
          <table:table-cell office:value-type="float" office:value="9423994.5600000005" table:style-name="ce16">
            <text:p><text:s/>9.423.994,56<text:s/></text:p>
          </table:table-cell>
          <table:table-cell office:value-type="float" office:value="198575632.30000001" table:style-name="ce16">
            <text:p><text:s/>198.575.632,30<text:s/></text:p>
          </table:table-cell>
          <table:table-cell office:value-type="float" office:value="6337502.8799999999" table:style-name="ce16">
            <text:p><text:s/>6.337.502,88<text:s/></text:p>
          </table:table-cell>
          <table:table-cell office:value-type="float" office:value="8280099.7699999996" table:style-name="ce16">
            <text:p><text:s/>8.280.099,77<text:s/></text:p>
          </table:table-cell>
          <table:table-cell office:value-type="float" office:value="2716121.05" table:style-name="ce16">
            <text:p><text:s/>2.716.121,05<text:s/></text:p>
          </table:table-cell>
          <table:table-cell office:value-type="float" office:value="29848645.02" table:style-name="ce16">
            <text:p><text:s/>29.848.645,02<text:s/></text:p>
          </table:table-cell>
          <table:table-cell office:value-type="float" office:value="2362074.58" table:style-name="ce16">
            <text:p><text:s/>2.362.074,58<text:s/></text:p>
          </table:table-cell>
          <table:table-cell office:value-type="float" office:value="4114838.5400000005" table:style-name="ce16">
            <text:p><text:s/>4.114.838,54<text:s/></text:p>
          </table:table-cell>
          <table:table-cell office:value-type="float" office:value="3487952.5" table:style-name="ce16">
            <text:p><text:s/>3.487.952,50<text:s/></text:p>
          </table:table-cell>
          <table:table-cell office:value-type="float" office:value="1375976.79" table:style-name="ce16">
            <text:p><text:s/>1.375.976,79<text:s/></text:p>
          </table:table-cell>
          <table:table-cell office:value-type="float" office:value="7797674.4700000007" table:style-name="ce16">
            <text:p><text:s/>7.797.674,47<text:s/></text:p>
          </table:table-cell>
          <table:table-cell office:value-type="float" office:value="1334533.8899999999" table:style-name="ce16">
            <text:p><text:s/>1.334.533,89<text:s/></text:p>
          </table:table-cell>
          <table:table-cell office:value-type="float" office:value="21681794.149999999" table:style-name="ce16">
            <text:p><text:s/>21.681.794,15<text:s/></text:p>
          </table:table-cell>
          <table:table-cell office:value-type="float" office:value="227187475.42000002" table:style-name="ce16">
            <text:p><text:s/>227.187.475,42<text:s/></text:p>
          </table:table-cell>
          <table:table-cell office:value-type="float" office:value="1781865.87" table:style-name="ce16">
            <text:p><text:s/>1.781.865,87<text:s/></text:p>
          </table:table-cell>
          <table:table-cell office:value-type="float" office:value="771318.44" table:style-name="ce16">
            <text:p><text:s/>771.318,44<text:s/></text:p>
          </table:table-cell>
          <table:table-cell office:value-type="float" office:value="533146.91999999993" table:style-name="ce16">
            <text:p><text:s/>533.146,92<text:s/></text:p>
          </table:table-cell>
          <table:table-cell office:value-type="float" office:value="29524045.879999999" table:style-name="ce16">
            <text:p><text:s/>29.524.045,88<text:s/></text:p>
          </table:table-cell>
          <table:table-cell office:value-type="float" office:value="22006325.199999999" table:style-name="ce16">
            <text:p><text:s/>22.006.325,20<text:s/></text:p>
          </table:table-cell>
          <table:table-cell office:value-type="float" office:value="1892407.41" table:style-name="ce16">
            <text:p><text:s/>1.892.407,41<text:s/></text:p>
          </table:table-cell>
          <table:table-cell office:value-type="float" office:value="416050464.27999997" table:style-name="ce16">
            <text:p><text:s/>416.050.464,28<text:s/></text:p>
          </table:table-cell>
          <table:table-cell office:value-type="float" office:value="553186.51" table:style-name="ce16">
            <text:p><text:s/>553.186,51<text:s/></text:p>
          </table:table-cell>
          <table:table-cell office:value-type="float" office:value="1018078094.0500001" table:style-name="ce17">
            <text:p><text:s/>1.018.078.094,0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138880.06" table:style-name="ce16">
            <text:p><text:s/>138.880,06<text:s/></text:p>
          </table:table-cell>
          <table:table-cell office:value-type="float" office:value="67696.95" table:style-name="ce16">
            <text:p><text:s/>67.696,95<text:s/></text:p>
          </table:table-cell>
          <table:table-cell office:value-type="float" office:value="3261958.01" table:style-name="ce16">
            <text:p><text:s/>3.261.958,01<text:s/></text:p>
          </table:table-cell>
          <table:table-cell office:value-type="float" office:value="241836.83" table:style-name="ce16">
            <text:p><text:s/>241.836,83<text:s/></text:p>
          </table:table-cell>
          <table:table-cell office:value-type="float" office:value="756237.75" table:style-name="ce16">
            <text:p><text:s/>756.237,75<text:s/></text:p>
          </table:table-cell>
          <table:table-cell office:value-type="float" office:value="437410.12" table:style-name="ce16">
            <text:p><text:s/>437.410,12<text:s/></text:p>
          </table:table-cell>
          <table:table-cell office:value-type="float" office:value="55081349.68" table:style-name="ce16">
            <text:p><text:s/>55.081.349,68<text:s/></text:p>
          </table:table-cell>
          <table:table-cell office:value-type="float" office:value="794234.44" table:style-name="ce16">
            <text:p><text:s/>794.234,44<text:s/></text:p>
          </table:table-cell>
          <table:table-cell office:value-type="float" office:value="307279.06" table:style-name="ce16">
            <text:p><text:s/>307.279,06<text:s/></text:p>
          </table:table-cell>
          <table:table-cell office:value-type="float" office:value="27690.71" table:style-name="ce16">
            <text:p><text:s/>27.690,71<text:s/></text:p>
          </table:table-cell>
          <table:table-cell office:value-type="float" office:value="21840015.690000001" table:style-name="ce16">
            <text:p><text:s/>21.840.015,69<text:s/></text:p>
          </table:table-cell>
          <table:table-cell office:value-type="float" office:value="96315.23" table:style-name="ce16">
            <text:p><text:s/>96.315,23<text:s/></text:p>
          </table:table-cell>
          <table:table-cell office:value-type="float" office:value="2723280.12" table:style-name="ce16">
            <text:p><text:s/>2.723.280,12<text:s/></text:p>
          </table:table-cell>
          <table:table-cell office:value-type="float" office:value="3658526.83" table:style-name="ce16">
            <text:p><text:s/>3.658.526,83<text:s/></text:p>
          </table:table-cell>
          <table:table-cell office:value-type="float" office:value="25385.5" table:style-name="ce16">
            <text:p><text:s/>25.385,50<text:s/></text:p>
          </table:table-cell>
          <table:table-cell office:value-type="float" office:value="1254196.26" table:style-name="ce16">
            <text:p><text:s/>1.254.196,26<text:s/></text:p>
          </table:table-cell>
          <table:table-cell office:value-type="float" office:value="119459.78" table:style-name="ce16">
            <text:p><text:s/>119.459,78<text:s/></text:p>
          </table:table-cell>
          <table:table-cell office:value-type="float" office:value="9375987.9399999995" table:style-name="ce16">
            <text:p><text:s/>9.375.987,94<text:s/></text:p>
          </table:table-cell>
          <table:table-cell office:value-type="float" office:value="91251548.790000007" table:style-name="ce16">
            <text:p><text:s/>91.251.548,79<text:s/></text:p>
          </table:table-cell>
          <table:table-cell office:value-type="float" office:value="140790.69" table:style-name="ce16">
            <text:p><text:s/>140.790,69<text:s/></text:p>
          </table:table-cell>
          <table:table-cell office:value-type="float" office:value="469960.21" table:style-name="ce16">
            <text:p><text:s/>469.960,21<text:s/></text:p>
          </table:table-cell>
          <table:table-cell office:value-type="float" office:value="11847.47" table:style-name="ce16">
            <text:p><text:s/>11.847,47<text:s/></text:p>
          </table:table-cell>
          <table:table-cell office:value-type="float" office:value="6628321.5800000001" table:style-name="ce16">
            <text:p><text:s/>6.628.321,58<text:s/></text:p>
          </table:table-cell>
          <table:table-cell office:value-type="float" office:value="850411.48" table:style-name="ce16">
            <text:p><text:s/>850.411,48<text:s/></text:p>
          </table:table-cell>
          <table:table-cell office:value-type="float" office:value="109615.24" table:style-name="ce16">
            <text:p><text:s/>109.615,24<text:s/></text:p>
          </table:table-cell>
          <table:table-cell office:value-type="float" office:value="710179541.77999997" table:style-name="ce16">
            <text:p><text:s/>710.179.541,78<text:s/></text:p>
          </table:table-cell>
          <table:table-cell office:value-type="float" office:value="33310.769999999997" table:style-name="ce16">
            <text:p><text:s/>33.310,77<text:s/></text:p>
          </table:table-cell>
          <table:table-cell office:value-type="float" office:value="909883088.97000003" table:style-name="ce17">
            <text:p><text:s/>909.883.088,9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18087.400000000001" table:style-name="ce16">
            <text:p><text:s/>18.087,40<text:s/></text:p>
          </table:table-cell>
          <table:table-cell office:value-type="float" office:value="85045.43" table:style-name="ce16">
            <text:p><text:s/>85.045,43<text:s/></text:p>
          </table:table-cell>
          <table:table-cell office:value-type="float" office:value="72003.14" table:style-name="ce16">
            <text:p><text:s/>72.003,14<text:s/></text:p>
          </table:table-cell>
          <table:table-cell office:value-type="float" office:value="6856.43" table:style-name="ce16">
            <text:p><text:s/>6.856,43<text:s/></text:p>
          </table:table-cell>
          <table:table-cell office:value-type="float" office:value="448587.39" table:style-name="ce16">
            <text:p><text:s/>448.587,39<text:s/></text:p>
          </table:table-cell>
          <table:table-cell office:value-type="float" office:value="107012.84" table:style-name="ce16">
            <text:p><text:s/>107.012,84<text:s/></text:p>
          </table:table-cell>
          <table:table-cell office:value-type="float" office:value="58876.19" table:style-name="ce16">
            <text:p><text:s/>58.876,19<text:s/></text:p>
          </table:table-cell>
          <table:table-cell office:value-type="float" office:value="84349.64" table:style-name="ce16">
            <text:p><text:s/>84.349,64<text:s/></text:p>
          </table:table-cell>
          <table:table-cell office:value-type="float" office:value="2116894.2799999998" table:style-name="ce16">
            <text:p><text:s/>2.116.894,28<text:s/></text:p>
          </table:table-cell>
          <table:table-cell office:value-type="float" office:value="143980.68" table:style-name="ce16">
            <text:p><text:s/>143.980,68<text:s/></text:p>
          </table:table-cell>
          <table:table-cell office:value-type="float" office:value="1566898.55" table:style-name="ce16">
            <text:p><text:s/>1.566.898,55<text:s/></text:p>
          </table:table-cell>
          <table:table-cell office:value-type="float" office:value="2629583.61" table:style-name="ce16">
            <text:p><text:s/>2.629.583,61<text:s/></text:p>
          </table:table-cell>
          <table:table-cell office:value-type="float" office:value="3401465.43" table:style-name="ce16">
            <text:p><text:s/>3.401.465,43<text:s/></text:p>
          </table:table-cell>
          <table:table-cell office:value-type="float" office:value="1026235.24" table:style-name="ce16">
            <text:p><text:s/>1.026.235,24<text:s/></text:p>
          </table:table-cell>
          <table:table-cell office:value-type="float" office:value="502598.67" table:style-name="ce16">
            <text:p><text:s/>502.598,67<text:s/></text:p>
          </table:table-cell>
          <table:table-cell office:value-type="float" office:value="125948.13" table:style-name="ce16">
            <text:p><text:s/>125.948,13<text:s/></text:p>
          </table:table-cell>
          <table:table-cell office:value-type="float" office:value="202702.25" table:style-name="ce16">
            <text:p><text:s/>202.702,25<text:s/></text:p>
          </table:table-cell>
          <table:table-cell office:value-type="float" office:value="2864263.55" table:style-name="ce16">
            <text:p><text:s/>2.864.263,55<text:s/></text:p>
          </table:table-cell>
          <table:table-cell office:value-type="float" office:value="566646.38" table:style-name="ce16">
            <text:p><text:s/>566.646,38<text:s/></text:p>
          </table:table-cell>
          <table:table-cell office:value-type="float" office:value="376050.14" table:style-name="ce16">
            <text:p><text:s/>376.050,14<text:s/></text:p>
          </table:table-cell>
          <table:table-cell office:value-type="float" office:value="110846.43" table:style-name="ce16">
            <text:p><text:s/>110.846,43<text:s/></text:p>
          </table:table-cell>
          <table:table-cell office:value-type="float" office:value="35723.07" table:style-name="ce16">
            <text:p><text:s/>35.723,07<text:s/></text:p>
          </table:table-cell>
          <table:table-cell office:value-type="float" office:value="2028912.93" table:style-name="ce16">
            <text:p><text:s/>2.028.912,93<text:s/></text:p>
          </table:table-cell>
          <table:table-cell office:value-type="float" office:value="476591.09" table:style-name="ce16">
            <text:p><text:s/>476.591,09<text:s/></text:p>
          </table:table-cell>
          <table:table-cell office:value-type="float" office:value="27378.7" table:style-name="ce16">
            <text:p><text:s/>27.378,70<text:s/></text:p>
          </table:table-cell>
          <table:table-cell office:value-type="float" office:value="4340171.01" table:style-name="ce16">
            <text:p><text:s/>4.340.171,01<text:s/></text:p>
          </table:table-cell>
          <table:table-cell office:value-type="float" office:value="455617.21" table:style-name="ce16">
            <text:p><text:s/>455.617,21<text:s/></text:p>
          </table:table-cell>
          <table:table-cell office:value-type="float" office:value="23879325.810000002" table:style-name="ce17">
            <text:p><text:s/>23.879.325,8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0601751.050000001" table:style-name="ce16">
            <text:p><text:s/>10.601.751,05<text:s/></text:p>
          </table:table-cell>
          <table:table-cell office:value-type="float" office:value="63880880.590000004" table:style-name="ce16">
            <text:p><text:s/>63.880.880,59<text:s/></text:p>
          </table:table-cell>
          <table:table-cell office:value-type="float" office:value="348456923.10000002" table:style-name="ce16">
            <text:p><text:s/>348.456.923,10<text:s/></text:p>
          </table:table-cell>
          <table:table-cell office:value-type="float" office:value="7046162.0899999999" table:style-name="ce16">
            <text:p><text:s/>7.046.162,09<text:s/></text:p>
          </table:table-cell>
          <table:table-cell office:value-type="float" office:value="431536190.56" table:style-name="ce16">
            <text:p><text:s/>431.536.190,56<text:s/></text:p>
          </table:table-cell>
          <table:table-cell office:value-type="float" office:value="276853200.69999999" table:style-name="ce16">
            <text:p><text:s/>276.853.200,70<text:s/></text:p>
          </table:table-cell>
          <table:table-cell office:value-type="float" office:value="719234493.60000002" table:style-name="ce16">
            <text:p><text:s/>719.234.493,60<text:s/></text:p>
          </table:table-cell>
          <table:table-cell office:value-type="float" office:value="356499183.48000002" table:style-name="ce16">
            <text:p><text:s/>356.499.183,48<text:s/></text:p>
          </table:table-cell>
          <table:table-cell office:value-type="float" office:value="261753053.75" table:style-name="ce16">
            <text:p><text:s/>261.753.053,75<text:s/></text:p>
          </table:table-cell>
          <table:table-cell office:value-type="float" office:value="194197214.86000001" table:style-name="ce16">
            <text:p><text:s/>194.197.214,86<text:s/></text:p>
          </table:table-cell>
          <table:table-cell office:value-type="float" office:value="937957067.00999999" table:style-name="ce16">
            <text:p><text:s/>937.957.067,01<text:s/></text:p>
          </table:table-cell>
          <table:table-cell office:value-type="float" office:value="91015313.900000006" table:style-name="ce16">
            <text:p><text:s/>91.015.313,90<text:s/></text:p>
          </table:table-cell>
          <table:table-cell office:value-type="float" office:value="134007971.05" table:style-name="ce16">
            <text:p><text:s/>134.007.971,05<text:s/></text:p>
          </table:table-cell>
          <table:table-cell office:value-type="float" office:value="166820377.34" table:style-name="ce16">
            <text:p><text:s/>166.820.377,34<text:s/></text:p>
          </table:table-cell>
          <table:table-cell office:value-type="float" office:value="64116831.090000004" table:style-name="ce16">
            <text:p><text:s/>64.116.831,09<text:s/></text:p>
          </table:table-cell>
          <table:table-cell office:value-type="float" office:value="403004192.42000002" table:style-name="ce16">
            <text:p><text:s/>403.004.192,42<text:s/></text:p>
          </table:table-cell>
          <table:table-cell office:value-type="float" office:value="38818069.950000003" table:style-name="ce16">
            <text:p><text:s/>38.818.069,95<text:s/></text:p>
          </table:table-cell>
          <table:table-cell office:value-type="float" office:value="1115122216.28" table:style-name="ce16">
            <text:p><text:s/>1.115.122.216,28<text:s/></text:p>
          </table:table-cell>
          <table:table-cell office:value-type="float" office:value="1892605657.01" table:style-name="ce16">
            <text:p><text:s/>1.892.605.657,01<text:s/></text:p>
          </table:table-cell>
          <table:table-cell office:value-type="float" office:value="74562731.150000006" table:style-name="ce16">
            <text:p><text:s/>74.562.731,15<text:s/></text:p>
          </table:table-cell>
          <table:table-cell office:value-type="float" office:value="34223228.340000004" table:style-name="ce16">
            <text:p><text:s/>34.223.228,34<text:s/></text:p>
          </table:table-cell>
          <table:table-cell office:value-type="float" office:value="12670212.050000001" table:style-name="ce16">
            <text:p><text:s/>12.670.212,05<text:s/></text:p>
          </table:table-cell>
          <table:table-cell office:value-type="float" office:value="925895549.82000005" table:style-name="ce16">
            <text:p><text:s/>925.895.549,82<text:s/></text:p>
          </table:table-cell>
          <table:table-cell office:value-type="float" office:value="1063566568.6900001" table:style-name="ce16">
            <text:p><text:s/>1.063.566.568,69<text:s/></text:p>
          </table:table-cell>
          <table:table-cell office:value-type="float" office:value="47755449.219999999" table:style-name="ce16">
            <text:p><text:s/>47.755.449,22<text:s/></text:p>
          </table:table-cell>
          <table:table-cell office:value-type="float" office:value="7212053436.6099997" table:style-name="ce16">
            <text:p><text:s/>7.212.053.436,61<text:s/></text:p>
          </table:table-cell>
          <table:table-cell office:value-type="float" office:value="25903112.68" table:style-name="ce16">
            <text:p><text:s/>25.903.112,68<text:s/></text:p>
          </table:table-cell>
          <table:table-cell office:value-type="float" office:value="16910157038.389999" table:style-name="ce17">
            <text:p><text:s/>16.910.157.038,3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0759.03" table:style-name="ce16">
            <text:p><text:s/>10.759,03<text:s/></text:p>
          </table:table-cell>
          <table:table-cell office:value-type="float" office:value="38208.85" table:style-name="ce16">
            <text:p><text:s/>38.208,85<text:s/></text:p>
          </table:table-cell>
          <table:table-cell office:value-type="float" office:value="240180.43" table:style-name="ce16">
            <text:p><text:s/>240.180,43<text:s/></text:p>
          </table:table-cell>
          <table:table-cell office:value-type="float" office:value="6432.38" table:style-name="ce16">
            <text:p><text:s/>6.432,38<text:s/></text:p>
          </table:table-cell>
          <table:table-cell office:value-type="float" office:value="1676471.15" table:style-name="ce16">
            <text:p><text:s/>1.676.471,15<text:s/></text:p>
          </table:table-cell>
          <table:table-cell office:value-type="float" office:value="15460143.48" table:style-name="ce16">
            <text:p><text:s/>15.460.143,48<text:s/></text:p>
          </table:table-cell>
          <table:table-cell office:value-type="float" office:value="253860029.19" table:style-name="ce16">
            <text:p><text:s/>253.860.029,19<text:s/></text:p>
          </table:table-cell>
          <table:table-cell office:value-type="float" office:value="5105323.9000000004" table:style-name="ce16">
            <text:p><text:s/>5.105.323,90<text:s/></text:p>
          </table:table-cell>
          <table:table-cell office:value-type="float" office:value="361277.91" table:style-name="ce16">
            <text:p><text:s/>361.277,91<text:s/></text:p>
          </table:table-cell>
          <table:table-cell office:value-type="float" office:value="26707.29" table:style-name="ce16">
            <text:p><text:s/>26.707,29<text:s/></text:p>
          </table:table-cell>
          <table:table-cell office:value-type="float" office:value="35973336.100000001" table:style-name="ce16">
            <text:p><text:s/>35.973.336,10<text:s/></text:p>
          </table:table-cell>
          <table:table-cell office:value-type="float" office:value="8203.3700000000008" table:style-name="ce16">
            <text:p><text:s/>8.203,37<text:s/></text:p>
          </table:table-cell>
          <table:table-cell office:value-type="float" office:value="207167.01" table:style-name="ce16">
            <text:p><text:s/>207.167,01<text:s/></text:p>
          </table:table-cell>
          <table:table-cell office:value-type="float" office:value="11917834.92" table:style-name="ce16">
            <text:p><text:s/>11.917.834,92<text:s/></text:p>
          </table:table-cell>
          <table:table-cell office:value-type="float" office:value="13307.46" table:style-name="ce16">
            <text:p><text:s/>13.307,46<text:s/></text:p>
          </table:table-cell>
          <table:table-cell office:value-type="float" office:value="1141441.6000000001" table:style-name="ce16">
            <text:p><text:s/>1.141.441,60<text:s/></text:p>
          </table:table-cell>
          <table:table-cell office:value-type="float" office:value="38808.5" table:style-name="ce16">
            <text:p><text:s/>38.808,50<text:s/></text:p>
          </table:table-cell>
          <table:table-cell office:value-type="float" office:value="11364642.189999999" table:style-name="ce16">
            <text:p><text:s/>11.364.642,19<text:s/></text:p>
          </table:table-cell>
          <table:table-cell office:value-type="float" office:value="200183256.56999999" table:style-name="ce16">
            <text:p><text:s/>200.183.256,57<text:s/></text:p>
          </table:table-cell>
          <table:table-cell office:value-type="float" office:value="61404.39" table:style-name="ce16">
            <text:p><text:s/>61.404,39<text:s/></text:p>
          </table:table-cell>
          <table:table-cell office:value-type="float" office:value="226286.36" table:style-name="ce16">
            <text:p><text:s/>226.286,36<text:s/></text:p>
          </table:table-cell>
          <table:table-cell office:value-type="float" office:value="2244.12" table:style-name="ce16">
            <text:p><text:s/>2.244,12<text:s/></text:p>
          </table:table-cell>
          <table:table-cell office:value-type="float" office:value="45225840.07" table:style-name="ce16">
            <text:p><text:s/>45.225.840,07<text:s/></text:p>
          </table:table-cell>
          <table:table-cell office:value-type="float" office:value="1551425.2" table:style-name="ce16">
            <text:p><text:s/>1.551.425,20<text:s/></text:p>
          </table:table-cell>
          <table:table-cell office:value-type="float" office:value="1937817.13" table:style-name="ce16">
            <text:p><text:s/>1.937.817,13<text:s/></text:p>
          </table:table-cell>
          <table:table-cell office:value-type="float" office:value="743685992.84000003" table:style-name="ce16">
            <text:p><text:s/>743.685.992,84<text:s/></text:p>
          </table:table-cell>
          <table:table-cell office:value-type="float" office:value="21346.73" table:style-name="ce16">
            <text:p><text:s/>21.346,73<text:s/></text:p>
          </table:table-cell>
          <table:table-cell office:value-type="float" office:value="1330345888.1700001" table:style-name="ce17">
            <text:p><text:s/>1.330.345.888,1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0590992.020000001" table:style-name="ce16">
            <text:p><text:s/>10.590.992,02<text:s/></text:p>
          </table:table-cell>
          <table:table-cell office:value-type="float" office:value="63842671.740000002" table:style-name="ce16">
            <text:p><text:s/>63.842.671,74<text:s/></text:p>
          </table:table-cell>
          <table:table-cell office:value-type="float" office:value="348216742.67000002" table:style-name="ce16">
            <text:p><text:s/>348.216.742,67<text:s/></text:p>
          </table:table-cell>
          <table:table-cell office:value-type="float" office:value="7039729.709999999" table:style-name="ce16">
            <text:p><text:s/>7.039.729,71<text:s/></text:p>
          </table:table-cell>
          <table:table-cell office:value-type="float" office:value="429859719.40999997" table:style-name="ce16">
            <text:p><text:s/>429.859.719,41<text:s/></text:p>
          </table:table-cell>
          <table:table-cell office:value-type="float" office:value="261393057.21999997" table:style-name="ce16">
            <text:p><text:s/>261.393.057,22<text:s/></text:p>
          </table:table-cell>
          <table:table-cell office:value-type="float" office:value="465374464.41000003" table:style-name="ce16">
            <text:p><text:s/>465.374.464,41<text:s/></text:p>
          </table:table-cell>
          <table:table-cell office:value-type="float" office:value="351393859.57999998" table:style-name="ce16">
            <text:p><text:s/>351.393.859,58<text:s/></text:p>
          </table:table-cell>
          <table:table-cell office:value-type="float" office:value="261391775.84" table:style-name="ce16">
            <text:p><text:s/>261.391.775,84<text:s/></text:p>
          </table:table-cell>
          <table:table-cell office:value-type="float" office:value="194170507.56999996" table:style-name="ce16">
            <text:p><text:s/>194.170.507,57<text:s/></text:p>
          </table:table-cell>
          <table:table-cell office:value-type="float" office:value="901983730.91000009" table:style-name="ce16">
            <text:p><text:s/>901.983.730,91<text:s/></text:p>
          </table:table-cell>
          <table:table-cell office:value-type="float" office:value="91007110.530000001" table:style-name="ce16">
            <text:p><text:s/>91.007.110,53<text:s/></text:p>
          </table:table-cell>
          <table:table-cell office:value-type="float" office:value="133800804.04000001" table:style-name="ce16">
            <text:p><text:s/>133.800.804,04<text:s/></text:p>
          </table:table-cell>
          <table:table-cell office:value-type="float" office:value="154902542.42000002" table:style-name="ce16">
            <text:p><text:s/>154.902.542,42<text:s/></text:p>
          </table:table-cell>
          <table:table-cell office:value-type="float" office:value="64103523.630000003" table:style-name="ce16">
            <text:p><text:s/>64.103.523,63<text:s/></text:p>
          </table:table-cell>
          <table:table-cell office:value-type="float" office:value="401862750.81999999" table:style-name="ce16">
            <text:p><text:s/>401.862.750,82<text:s/></text:p>
          </table:table-cell>
          <table:table-cell office:value-type="float" office:value="38779261.449999996" table:style-name="ce16">
            <text:p><text:s/>38.779.261,45<text:s/></text:p>
          </table:table-cell>
          <table:table-cell office:value-type="float" office:value="1103757574.0899999" table:style-name="ce16">
            <text:p><text:s/>1.103.757.574,09<text:s/></text:p>
          </table:table-cell>
          <table:table-cell office:value-type="float" office:value="1692422400.4400001" table:style-name="ce16">
            <text:p><text:s/>1.692.422.400,44<text:s/></text:p>
          </table:table-cell>
          <table:table-cell office:value-type="float" office:value="74501326.760000005" table:style-name="ce16">
            <text:p><text:s/>74.501.326,76<text:s/></text:p>
          </table:table-cell>
          <table:table-cell office:value-type="float" office:value="33996941.979999997" table:style-name="ce16">
            <text:p><text:s/>33.996.941,98<text:s/></text:p>
          </table:table-cell>
          <table:table-cell office:value-type="float" office:value="12667967.93" table:style-name="ce16">
            <text:p><text:s/>12.667.967,93<text:s/></text:p>
          </table:table-cell>
          <table:table-cell office:value-type="float" office:value="880669709.75" table:style-name="ce16">
            <text:p><text:s/>880.669.709,75<text:s/></text:p>
          </table:table-cell>
          <table:table-cell office:value-type="float" office:value="1062015143.49" table:style-name="ce16">
            <text:p><text:s/>1.062.015.143,49<text:s/></text:p>
          </table:table-cell>
          <table:table-cell office:value-type="float" office:value="45817632.090000004" table:style-name="ce16">
            <text:p><text:s/>45.817.632,09<text:s/></text:p>
          </table:table-cell>
          <table:table-cell office:value-type="float" office:value="6468367443.7700005" table:style-name="ce16">
            <text:p><text:s/>6.468.367.443,77<text:s/></text:p>
          </table:table-cell>
          <table:table-cell office:value-type="float" office:value="25881765.949999999" table:style-name="ce16">
            <text:p><text:s/>25.881.765,95<text:s/></text:p>
          </table:table-cell>
          <table:table-cell office:value-type="float" office:value="15579811150.220001" table:style-name="ce17">
            <text:p><text:s/>15.579.811.150,2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6600158.5800000001" table:style-name="ce16">
            <text:p><text:s/>6.600.158,58<text:s/></text:p>
          </table:table-cell>
          <table:table-cell office:value-type="float" office:value="19995011.960000001" table:style-name="ce16">
            <text:p><text:s/>19.995.011,96<text:s/></text:p>
          </table:table-cell>
          <table:table-cell office:value-type="float" office:value="99557779.980000004" table:style-name="ce16">
            <text:p><text:s/>99.557.779,98<text:s/></text:p>
          </table:table-cell>
          <table:table-cell office:value-type="float" office:value="7686196.3600000003" table:style-name="ce16">
            <text:p><text:s/>7.686.196,36<text:s/></text:p>
          </table:table-cell>
          <table:table-cell office:value-type="float" office:value="126223132.73999999" table:style-name="ce16">
            <text:p><text:s/>126.223.132,74<text:s/></text:p>
          </table:table-cell>
          <table:table-cell office:value-type="float" office:value="80067176.879999995" table:style-name="ce16">
            <text:p><text:s/>80.067.176,88<text:s/></text:p>
          </table:table-cell>
          <table:table-cell office:value-type="float" office:value="496731698.83999997" table:style-name="ce16">
            <text:p><text:s/>496.731.698,84<text:s/></text:p>
          </table:table-cell>
          <table:table-cell office:value-type="float" office:value="102895048.23" table:style-name="ce16">
            <text:p><text:s/>102.895.048,23<text:s/></text:p>
          </table:table-cell>
          <table:table-cell office:value-type="float" office:value="89057967.129999995" table:style-name="ce16">
            <text:p><text:s/>89.057.967,13<text:s/></text:p>
          </table:table-cell>
          <table:table-cell office:value-type="float" office:value="54953129.090000004" table:style-name="ce16">
            <text:p><text:s/>54.953.129,09<text:s/></text:p>
          </table:table-cell>
          <table:table-cell office:value-type="float" office:value="292563392.80000001" table:style-name="ce16">
            <text:p><text:s/>292.563.392,80<text:s/></text:p>
          </table:table-cell>
          <table:table-cell office:value-type="float" office:value="37150334.579999998" table:style-name="ce16">
            <text:p><text:s/>37.150.334,58<text:s/></text:p>
          </table:table-cell>
          <table:table-cell office:value-type="float" office:value="51741828.560000002" table:style-name="ce16">
            <text:p><text:s/>51.741.828,56<text:s/></text:p>
          </table:table-cell>
          <table:table-cell office:value-type="float" office:value="56461826.350000001" table:style-name="ce16">
            <text:p><text:s/>56.461.826,35<text:s/></text:p>
          </table:table-cell>
          <table:table-cell office:value-type="float" office:value="20521970.690000001" table:style-name="ce16">
            <text:p><text:s/>20.521.970,69<text:s/></text:p>
          </table:table-cell>
          <table:table-cell office:value-type="float" office:value="112983567.20999999" table:style-name="ce16">
            <text:p><text:s/>112.983.567,21<text:s/></text:p>
          </table:table-cell>
          <table:table-cell office:value-type="float" office:value="15495406.67" table:style-name="ce16">
            <text:p><text:s/>15.495.406,67<text:s/></text:p>
          </table:table-cell>
          <table:table-cell office:value-type="float" office:value="300250488.61000001" table:style-name="ce16">
            <text:p><text:s/>300.250.488,61<text:s/></text:p>
          </table:table-cell>
          <table:table-cell office:value-type="float" office:value="508067150.94" table:style-name="ce16">
            <text:p><text:s/>508.067.150,94<text:s/></text:p>
          </table:table-cell>
          <table:table-cell office:value-type="float" office:value="26638113.739999998" table:style-name="ce16">
            <text:p><text:s/>26.638.113,74<text:s/></text:p>
          </table:table-cell>
          <table:table-cell office:value-type="float" office:value="15041249.5" table:style-name="ce16">
            <text:p><text:s/>15.041.249,50<text:s/></text:p>
          </table:table-cell>
          <table:table-cell office:value-type="float" office:value="6393291.9199999999" table:style-name="ce16">
            <text:p><text:s/>6.393.291,92<text:s/></text:p>
          </table:table-cell>
          <table:table-cell office:value-type="float" office:value="283570671.70999998" table:style-name="ce16">
            <text:p><text:s/>283.570.671,71<text:s/></text:p>
          </table:table-cell>
          <table:table-cell office:value-type="float" office:value="269926944.60000002" table:style-name="ce16">
            <text:p><text:s/>269.926.944,60<text:s/></text:p>
          </table:table-cell>
          <table:table-cell office:value-type="float" office:value="18611278.850000001" table:style-name="ce16">
            <text:p><text:s/>18.611.278,85<text:s/></text:p>
          </table:table-cell>
          <table:table-cell office:value-type="float" office:value="1770497112.04" table:style-name="ce16">
            <text:p><text:s/>1.770.497.112,04<text:s/></text:p>
          </table:table-cell>
          <table:table-cell office:value-type="float" office:value="11991367.060000001" table:style-name="ce16">
            <text:p><text:s/>11.991.367,06<text:s/></text:p>
          </table:table-cell>
          <table:table-cell office:value-type="float" office:value="4881673295.6199999" table:style-name="ce17">
            <text:p><text:s/>4.881.673.295,6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739.56" table:style-name="ce16">
            <text:p><text:s/>1.739,56<text:s/></text:p>
          </table:table-cell>
          <table:table-cell office:value-type="float" office:value="6605.38" table:style-name="ce16">
            <text:p><text:s/>6.605,38<text:s/></text:p>
          </table:table-cell>
          <table:table-cell office:value-type="float" office:value="39558.86" table:style-name="ce16">
            <text:p><text:s/>39.558,86<text:s/></text:p>
          </table:table-cell>
          <table:table-cell office:value-type="float" office:value="943.45" table:style-name="ce16">
            <text:p><text:s/>943,45<text:s/></text:p>
          </table:table-cell>
          <table:table-cell office:value-type="float" office:value="272469.53999999998" table:style-name="ce16">
            <text:p><text:s/>272.469,54<text:s/></text:p>
          </table:table-cell>
          <table:table-cell office:value-type="float" office:value="2690023.23" table:style-name="ce16">
            <text:p><text:s/>2.690.023,23<text:s/></text:p>
          </table:table-cell>
          <table:table-cell office:value-type="float" office:value="42343255.259999998" table:style-name="ce16">
            <text:p><text:s/>42.343.255,26<text:s/></text:p>
          </table:table-cell>
          <table:table-cell office:value-type="float" office:value="854790.61" table:style-name="ce16">
            <text:p><text:s/>854.790,61<text:s/></text:p>
          </table:table-cell>
          <table:table-cell office:value-type="float" office:value="55492.5" table:style-name="ce16">
            <text:p><text:s/>55.492,50<text:s/></text:p>
          </table:table-cell>
          <table:table-cell office:value-type="float" office:value="4317.8500000000004" table:style-name="ce16">
            <text:p><text:s/>4.317,85<text:s/></text:p>
          </table:table-cell>
          <table:table-cell office:value-type="float" office:value="5859850.1900000004" table:style-name="ce16">
            <text:p><text:s/>5.859.850,19<text:s/></text:p>
          </table:table-cell>
          <table:table-cell office:value-type="float" office:value="1441.67" table:style-name="ce16">
            <text:p><text:s/>1.441,67<text:s/></text:p>
          </table:table-cell>
          <table:table-cell office:value-type="float" office:value="34545.39" table:style-name="ce16">
            <text:p><text:s/>34.545,39<text:s/></text:p>
          </table:table-cell>
          <table:table-cell office:value-type="float" office:value="1939063.22" table:style-name="ce16">
            <text:p><text:s/>1.939.063,22<text:s/></text:p>
          </table:table-cell>
          <table:table-cell office:value-type="float" office:value="2241.87" table:style-name="ce16">
            <text:p><text:s/>2.241,87<text:s/></text:p>
          </table:table-cell>
          <table:table-cell office:value-type="float" office:value="191252.59" table:style-name="ce16">
            <text:p><text:s/>191.252,59<text:s/></text:p>
          </table:table-cell>
          <table:table-cell office:value-type="float" office:value="6474.98" table:style-name="ce16">
            <text:p><text:s/>6.474,98<text:s/></text:p>
          </table:table-cell>
          <table:table-cell office:value-type="float" office:value="1835207.92" table:style-name="ce16">
            <text:p><text:s/>1.835.207,92<text:s/></text:p>
          </table:table-cell>
          <table:table-cell office:value-type="float" office:value="31132063.739999998" table:style-name="ce16">
            <text:p><text:s/>31.132.063,74<text:s/></text:p>
          </table:table-cell>
          <table:table-cell office:value-type="float" office:value="10057.43" table:style-name="ce16">
            <text:p><text:s/>10.057,43<text:s/></text:p>
          </table:table-cell>
          <table:table-cell office:value-type="float" office:value="36368.129999999997" table:style-name="ce16">
            <text:p><text:s/>36.368,13<text:s/></text:p>
          </table:table-cell>
          <table:table-cell office:value-type="float" office:value="1126.52" table:style-name="ce16">
            <text:p><text:s/>1.126,52<text:s/></text:p>
          </table:table-cell>
          <table:table-cell office:value-type="float" office:value="7572395.6699999999" table:style-name="ce16">
            <text:p><text:s/>7.572.395,67<text:s/></text:p>
          </table:table-cell>
          <table:table-cell office:value-type="float" office:value="262008.12" table:style-name="ce16">
            <text:p><text:s/>262.008,12<text:s/></text:p>
          </table:table-cell>
          <table:table-cell office:value-type="float" office:value="327030.95" table:style-name="ce16">
            <text:p><text:s/>327.030,95<text:s/></text:p>
          </table:table-cell>
          <table:table-cell office:value-type="float" office:value="124167405.02" table:style-name="ce16">
            <text:p><text:s/>124.167.405,02<text:s/></text:p>
          </table:table-cell>
          <table:table-cell office:value-type="float" office:value="3715.82" table:style-name="ce16">
            <text:p><text:s/>3.715,82<text:s/></text:p>
          </table:table-cell>
          <table:table-cell office:value-type="float" office:value="219651445.47" table:style-name="ce17">
            <text:p><text:s/>219.651.445,4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6598419.0199999996" table:style-name="ce16">
            <text:p><text:s/>6.598.419,02<text:s/></text:p>
          </table:table-cell>
          <table:table-cell office:value-type="float" office:value="19988406.580000002" table:style-name="ce16">
            <text:p><text:s/>19.988.406,58<text:s/></text:p>
          </table:table-cell>
          <table:table-cell office:value-type="float" office:value="99518221.120000005" table:style-name="ce16">
            <text:p><text:s/>99.518.221,12<text:s/></text:p>
          </table:table-cell>
          <table:table-cell office:value-type="float" office:value="7685252.9100000001" table:style-name="ce16">
            <text:p><text:s/>7.685.252,91<text:s/></text:p>
          </table:table-cell>
          <table:table-cell office:value-type="float" office:value="125950663.2" table:style-name="ce16">
            <text:p><text:s/>125.950.663,20<text:s/></text:p>
          </table:table-cell>
          <table:table-cell office:value-type="float" office:value="77377153.650000006" table:style-name="ce16">
            <text:p><text:s/>77.377.153,65<text:s/></text:p>
          </table:table-cell>
          <table:table-cell office:value-type="float" office:value="454388443.57999998" table:style-name="ce16">
            <text:p><text:s/>454.388.443,58<text:s/></text:p>
          </table:table-cell>
          <table:table-cell office:value-type="float" office:value="102040257.61999999" table:style-name="ce16">
            <text:p><text:s/>102.040.257,62<text:s/></text:p>
          </table:table-cell>
          <table:table-cell office:value-type="float" office:value="89002474.62999998" table:style-name="ce16">
            <text:p><text:s/>89.002.474,63<text:s/></text:p>
          </table:table-cell>
          <table:table-cell office:value-type="float" office:value="54948811.240000002" table:style-name="ce16">
            <text:p><text:s/>54.948.811,24<text:s/></text:p>
          </table:table-cell>
          <table:table-cell office:value-type="float" office:value="286703542.61000001" table:style-name="ce16">
            <text:p><text:s/>286.703.542,61<text:s/></text:p>
          </table:table-cell>
          <table:table-cell office:value-type="float" office:value="37148892.910000004" table:style-name="ce16">
            <text:p><text:s/>37.148.892,91<text:s/></text:p>
          </table:table-cell>
          <table:table-cell office:value-type="float" office:value="51707283.169999994" table:style-name="ce16">
            <text:p><text:s/>51.707.283,17<text:s/></text:p>
          </table:table-cell>
          <table:table-cell office:value-type="float" office:value="54522763.130000003" table:style-name="ce16">
            <text:p><text:s/>54.522.763,13<text:s/></text:p>
          </table:table-cell>
          <table:table-cell office:value-type="float" office:value="20519728.820000004" table:style-name="ce16">
            <text:p><text:s/>20.519.728,82<text:s/></text:p>
          </table:table-cell>
          <table:table-cell office:value-type="float" office:value="112792314.62" table:style-name="ce16">
            <text:p><text:s/>112.792.314,62<text:s/></text:p>
          </table:table-cell>
          <table:table-cell office:value-type="float" office:value="15488931.689999999" table:style-name="ce16">
            <text:p><text:s/>15.488.931,69<text:s/></text:p>
          </table:table-cell>
          <table:table-cell office:value-type="float" office:value="298415280.69" table:style-name="ce16">
            <text:p><text:s/>298.415.280,69<text:s/></text:p>
          </table:table-cell>
          <table:table-cell office:value-type="float" office:value="476935087.19999993" table:style-name="ce16">
            <text:p><text:s/>476.935.087,20<text:s/></text:p>
          </table:table-cell>
          <table:table-cell office:value-type="float" office:value="26628056.310000002" table:style-name="ce16">
            <text:p><text:s/>26.628.056,31<text:s/></text:p>
          </table:table-cell>
          <table:table-cell office:value-type="float" office:value="15004881.369999999" table:style-name="ce16">
            <text:p><text:s/>15.004.881,37<text:s/></text:p>
          </table:table-cell>
          <table:table-cell office:value-type="float" office:value="6392165.4000000004" table:style-name="ce16">
            <text:p><text:s/>6.392.165,40<text:s/></text:p>
          </table:table-cell>
          <table:table-cell office:value-type="float" office:value="275998276.03999996" table:style-name="ce16">
            <text:p><text:s/>275.998.276,04<text:s/></text:p>
          </table:table-cell>
          <table:table-cell office:value-type="float" office:value="269664936.47999996" table:style-name="ce16">
            <text:p><text:s/>269.664.936,48<text:s/></text:p>
          </table:table-cell>
          <table:table-cell office:value-type="float" office:value="18284247.899999999" table:style-name="ce16">
            <text:p><text:s/>18.284.247,90<text:s/></text:p>
          </table:table-cell>
          <table:table-cell office:value-type="float" office:value="1646329707.0200002" table:style-name="ce16">
            <text:p><text:s/>1.646.329.707,02<text:s/></text:p>
          </table:table-cell>
          <table:table-cell office:value-type="float" office:value="11987651.239999998" table:style-name="ce16">
            <text:p><text:s/>11.987.651,24<text:s/></text:p>
          </table:table-cell>
          <table:table-cell office:value-type="float" office:value="4662021850.1499996" table:style-name="ce17">
            <text:p><text:s/>4.662.021.850,1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6975907.6200000001" table:style-name="ce16">
            <text:p><text:s/>6.975.907,62<text:s/></text:p>
          </table:table-cell>
          <table:table-cell office:value-type="float" office:value="24064097.98" table:style-name="ce16">
            <text:p><text:s/>24.064.097,98<text:s/></text:p>
          </table:table-cell>
          <table:table-cell office:value-type="float" office:value="163122638.12" table:style-name="ce16">
            <text:p><text:s/>163.122.638,12<text:s/></text:p>
          </table:table-cell>
          <table:table-cell office:value-type="float" office:value="7093586.7000000002" table:style-name="ce16">
            <text:p><text:s/>7.093.586,70<text:s/></text:p>
          </table:table-cell>
          <table:table-cell office:value-type="float" office:value="197881792.94" table:style-name="ce16">
            <text:p><text:s/>197.881.792,94<text:s/></text:p>
          </table:table-cell>
          <table:table-cell office:value-type="float" office:value="185894873.84" table:style-name="ce16">
            <text:p><text:s/>185.894.873,84<text:s/></text:p>
          </table:table-cell>
          <table:table-cell office:value-type="float" office:value="231558444.16000003" table:style-name="ce16">
            <text:p><text:s/>231.558.444,16<text:s/></text:p>
          </table:table-cell>
          <table:table-cell office:value-type="float" office:value="125322083.91" table:style-name="ce16">
            <text:p><text:s/>125.322.083,91<text:s/></text:p>
          </table:table-cell>
          <table:table-cell office:value-type="float" office:value="149019380.22" table:style-name="ce16">
            <text:p><text:s/>149.019.380,22<text:s/></text:p>
          </table:table-cell>
          <table:table-cell office:value-type="float" office:value="41349623.259999998" table:style-name="ce16">
            <text:p><text:s/>41.349.623,26<text:s/></text:p>
          </table:table-cell>
          <table:table-cell office:value-type="float" office:value="598514976.36000001" table:style-name="ce16">
            <text:p><text:s/>598.514.976,36<text:s/></text:p>
          </table:table-cell>
          <table:table-cell office:value-type="float" office:value="60688916.030000001" table:style-name="ce16">
            <text:p><text:s/>60.688.916,03<text:s/></text:p>
          </table:table-cell>
          <table:table-cell office:value-type="float" office:value="110383968.78" table:style-name="ce16">
            <text:p><text:s/>110.383.968,78<text:s/></text:p>
          </table:table-cell>
          <table:table-cell office:value-type="float" office:value="92905043.629999995" table:style-name="ce16">
            <text:p><text:s/>92.905.043,63<text:s/></text:p>
          </table:table-cell>
          <table:table-cell office:value-type="float" office:value="48077880.799999997" table:style-name="ce16">
            <text:p><text:s/>48.077.880,80<text:s/></text:p>
          </table:table-cell>
          <table:table-cell office:value-type="float" office:value="166756273.11000001" table:style-name="ce16">
            <text:p><text:s/>166.756.273,11<text:s/></text:p>
          </table:table-cell>
          <table:table-cell office:value-type="float" office:value="33195705.550000001" table:style-name="ce16">
            <text:p><text:s/>33.195.705,55<text:s/></text:p>
          </table:table-cell>
          <table:table-cell office:value-type="float" office:value="463512635.22000003" table:style-name="ce16">
            <text:p><text:s/>463.512.635,22<text:s/></text:p>
          </table:table-cell>
          <table:table-cell office:value-type="float" office:value="1431684160.4100001" table:style-name="ce16">
            <text:p><text:s/>1.431.684.160,41<text:s/></text:p>
          </table:table-cell>
          <table:table-cell office:value-type="float" office:value="45287470.130000003" table:style-name="ce16">
            <text:p><text:s/>45.287.470,13<text:s/></text:p>
          </table:table-cell>
          <table:table-cell office:value-type="float" office:value="30118689.859999999" table:style-name="ce16">
            <text:p><text:s/>30.118.689,86<text:s/></text:p>
          </table:table-cell>
          <table:table-cell office:value-type="float" office:value="8156168.9900000002" table:style-name="ce16">
            <text:p><text:s/>8.156.168,99<text:s/></text:p>
          </table:table-cell>
          <table:table-cell office:value-type="float" office:value="483095003.94999999" table:style-name="ce16">
            <text:p><text:s/>483.095.003,95<text:s/></text:p>
          </table:table-cell>
          <table:table-cell office:value-type="float" office:value="352034451.99000001" table:style-name="ce16">
            <text:p><text:s/>352.034.451,99<text:s/></text:p>
          </table:table-cell>
          <table:table-cell office:value-type="float" office:value="25631187.239999998" table:style-name="ce16">
            <text:p><text:s/>25.631.187,24<text:s/></text:p>
          </table:table-cell>
          <table:table-cell office:value-type="float" office:value="3205280220.8699999" table:style-name="ce16">
            <text:p><text:s/>3.205.280.220,87<text:s/></text:p>
          </table:table-cell>
          <table:table-cell office:value-type="float" office:value="17754255.489999998" table:style-name="ce16">
            <text:p><text:s/>17.754.255,49<text:s/></text:p>
          </table:table-cell>
          <table:table-cell office:value-type="float" office:value="8305359437.1599998" table:style-name="ce17">
            <text:p><text:s/>8.305.359.437,1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108996.59" table:style-name="ce16">
            <text:p><text:s/>108.996,59<text:s/></text:p>
          </table:table-cell>
          <table:table-cell office:value-type="float" office:value="18944.669999999998" table:style-name="ce16">
            <text:p><text:s/>18.944,67<text:s/></text:p>
          </table:table-cell>
          <table:table-cell office:value-type="float" office:value="176386.53" table:style-name="ce16">
            <text:p><text:s/>176.386,53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252316.76" table:style-name="ce16">
            <text:p><text:s/>252.316,76<text:s/></text:p>
          </table:table-cell>
          <table:table-cell office:value-type="float" office:value="19388884.07" table:style-name="ce16">
            <text:p><text:s/>19.388.884,07<text:s/></text:p>
          </table:table-cell>
          <table:table-cell office:value-type="float" office:value="25719911.609999999" table:style-name="ce16">
            <text:p><text:s/>25.719.911,61<text:s/></text:p>
          </table:table-cell>
          <table:table-cell office:value-type="float" office:value="3003649.66" table:style-name="ce16">
            <text:p><text:s/>3.003.649,66<text:s/></text:p>
          </table:table-cell>
          <table:table-cell office:value-type="float" office:value="601485.76" table:style-name="ce16">
            <text:p><text:s/>601.485,76<text:s/></text:p>
          </table:table-cell>
          <table:table-cell office:value-type="float" office:value="44906.28" table:style-name="ce16">
            <text:p><text:s/>44.906,28<text:s/></text:p>
          </table:table-cell>
          <table:table-cell office:value-type="float" office:value="20243808.710000001" table:style-name="ce16">
            <text:p><text:s/>20.243.808,71<text:s/></text:p>
          </table:table-cell>
          <table:table-cell office:value-type="float" office:value="116086.13" table:style-name="ce16">
            <text:p><text:s/>116.086,13<text:s/></text:p>
          </table:table-cell>
          <table:table-cell office:value-type="float" office:value="916464.45" table:style-name="ce16">
            <text:p><text:s/>916.464,45<text:s/></text:p>
          </table:table-cell>
          <table:table-cell office:value-type="float" office:value="8510717.1699999999" table:style-name="ce16">
            <text:p><text:s/>8.510.717,17<text:s/></text:p>
          </table:table-cell>
          <table:table-cell office:value-type="float" office:value="61613.77" table:style-name="ce16">
            <text:p><text:s/>61.613,77<text:s/></text:p>
          </table:table-cell>
          <table:table-cell office:value-type="float" office:value="82261.37" table:style-name="ce16">
            <text:p><text:s/>82.261,37<text:s/></text:p>
          </table:table-cell>
          <table:table-cell office:value-type="float" office:value="7085.94" table:style-name="ce16">
            <text:p><text:s/>7.085,94<text:s/></text:p>
          </table:table-cell>
          <table:table-cell office:value-type="float" office:value="11002003.869999999" table:style-name="ce16">
            <text:p><text:s/>11.002.003,87<text:s/></text:p>
          </table:table-cell>
          <table:table-cell office:value-type="float" office:value="165124756.19999999" table:style-name="ce16">
            <text:p><text:s/>165.124.756,20<text:s/></text:p>
          </table:table-cell>
          <table:table-cell office:value-type="float" office:value="7173.28" table:style-name="ce16">
            <text:p><text:s/>7.173,28<text:s/></text:p>
          </table:table-cell>
          <table:table-cell office:value-type="float" office:value="145053.82999999999" table:style-name="ce16">
            <text:p><text:s/>145.053,83<text:s/></text:p>
          </table:table-cell>
          <table:table-cell office:value-type="float" office:value="1211" table:style-name="ce16">
            <text:p><text:s/>1.211,00<text:s/></text:p>
          </table:table-cell>
          <table:table-cell office:value-type="float" office:value="32681650.66" table:style-name="ce16">
            <text:p><text:s/>32.681.650,66<text:s/></text:p>
          </table:table-cell>
          <table:table-cell office:value-type="float" office:value="1152418.8400000001" table:style-name="ce16">
            <text:p><text:s/>1.152.418,84<text:s/></text:p>
          </table:table-cell>
          <table:table-cell office:value-type="float" office:value="2197182.27" table:style-name="ce16">
            <text:p><text:s/>2.197.182,27<text:s/></text:p>
          </table:table-cell>
          <table:table-cell office:value-type="float" office:value="372181084.55000001" table:style-name="ce16">
            <text:p><text:s/>372.181.084,55<text:s/></text:p>
          </table:table-cell>
          <table:table-cell office:value-type="float" office:value="17248.78" table:style-name="ce16">
            <text:p><text:s/>17.248,78<text:s/></text:p>
          </table:table-cell>
          <table:table-cell office:value-type="float" office:value="663763302.75" table:style-name="ce17">
            <text:p><text:s/>663.763.302,7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6866911.0299999993" table:style-name="ce16">
            <text:p><text:s/>6.866.911,03<text:s/></text:p>
          </table:table-cell>
          <table:table-cell office:value-type="float" office:value="24045153.310000002" table:style-name="ce16">
            <text:p><text:s/>24.045.153,31<text:s/></text:p>
          </table:table-cell>
          <table:table-cell office:value-type="float" office:value="162946251.59" table:style-name="ce16">
            <text:p><text:s/>162.946.251,59<text:s/></text:p>
          </table:table-cell>
          <table:table-cell office:value-type="float" office:value="7093586.7000000002" table:style-name="ce16">
            <text:p><text:s/>7.093.586,70<text:s/></text:p>
          </table:table-cell>
          <table:table-cell office:value-type="float" office:value="197629476.17999998" table:style-name="ce16">
            <text:p><text:s/>197.629.476,18<text:s/></text:p>
          </table:table-cell>
          <table:table-cell office:value-type="float" office:value="166505989.77000001" table:style-name="ce16">
            <text:p><text:s/>166.505.989,77<text:s/></text:p>
          </table:table-cell>
          <table:table-cell office:value-type="float" office:value="205838532.55000001" table:style-name="ce16">
            <text:p><text:s/>205.838.532,55<text:s/></text:p>
          </table:table-cell>
          <table:table-cell office:value-type="float" office:value="122318434.25" table:style-name="ce16">
            <text:p><text:s/>122.318.434,25<text:s/></text:p>
          </table:table-cell>
          <table:table-cell office:value-type="float" office:value="148417894.46000001" table:style-name="ce16">
            <text:p><text:s/>148.417.894,46<text:s/></text:p>
          </table:table-cell>
          <table:table-cell office:value-type="float" office:value="41304716.980000004" table:style-name="ce16">
            <text:p><text:s/>41.304.716,98<text:s/></text:p>
          </table:table-cell>
          <table:table-cell office:value-type="float" office:value="578271167.64999998" table:style-name="ce16">
            <text:p><text:s/>578.271.167,65<text:s/></text:p>
          </table:table-cell>
          <table:table-cell office:value-type="float" office:value="60572829.899999999" table:style-name="ce16">
            <text:p><text:s/>60.572.829,90<text:s/></text:p>
          </table:table-cell>
          <table:table-cell office:value-type="float" office:value="109467504.33000001" table:style-name="ce16">
            <text:p><text:s/>109.467.504,33<text:s/></text:p>
          </table:table-cell>
          <table:table-cell office:value-type="float" office:value="84394326.460000008" table:style-name="ce16">
            <text:p><text:s/>84.394.326,46<text:s/></text:p>
          </table:table-cell>
          <table:table-cell office:value-type="float" office:value="48016267.030000009" table:style-name="ce16">
            <text:p><text:s/>48.016.267,03<text:s/></text:p>
          </table:table-cell>
          <table:table-cell office:value-type="float" office:value="166674011.74000001" table:style-name="ce16">
            <text:p><text:s/>166.674.011,74<text:s/></text:p>
          </table:table-cell>
          <table:table-cell office:value-type="float" office:value="33188619.609999999" table:style-name="ce16">
            <text:p><text:s/>33.188.619,61<text:s/></text:p>
          </table:table-cell>
          <table:table-cell office:value-type="float" office:value="452510631.35000002" table:style-name="ce16">
            <text:p><text:s/>452.510.631,35<text:s/></text:p>
          </table:table-cell>
          <table:table-cell office:value-type="float" office:value="1266559404.2099998" table:style-name="ce16">
            <text:p><text:s/>1.266.559.404,21<text:s/></text:p>
          </table:table-cell>
          <table:table-cell office:value-type="float" office:value="45280296.850000001" table:style-name="ce16">
            <text:p><text:s/>45.280.296,85<text:s/></text:p>
          </table:table-cell>
          <table:table-cell office:value-type="float" office:value="29973636.030000001" table:style-name="ce16">
            <text:p><text:s/>29.973.636,03<text:s/></text:p>
          </table:table-cell>
          <table:table-cell office:value-type="float" office:value="8154957.9900000002" table:style-name="ce16">
            <text:p><text:s/>8.154.957,99<text:s/></text:p>
          </table:table-cell>
          <table:table-cell office:value-type="float" office:value="450413353.29000002" table:style-name="ce16">
            <text:p><text:s/>450.413.353,29<text:s/></text:p>
          </table:table-cell>
          <table:table-cell office:value-type="float" office:value="350882033.14999998" table:style-name="ce16">
            <text:p><text:s/>350.882.033,15<text:s/></text:p>
          </table:table-cell>
          <table:table-cell office:value-type="float" office:value="23434004.969999999" table:style-name="ce16">
            <text:p><text:s/>23.434.004,97<text:s/></text:p>
          </table:table-cell>
          <table:table-cell office:value-type="float" office:value="2833099136.3199997" table:style-name="ce16">
            <text:p><text:s/>2.833.099.136,32<text:s/></text:p>
          </table:table-cell>
          <table:table-cell office:value-type="float" office:value="17737006.710000001" table:style-name="ce16">
            <text:p><text:s/>17.737.006,71<text:s/></text:p>
          </table:table-cell>
          <table:table-cell office:value-type="float" office:value="7641596134.4099989" table:style-name="ce17">
            <text:p><text:s/>7.641.596.134,4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7392.38" table:style-name="ce16">
            <text:p><text:s/>7.392,38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2113937" table:style-name="ce16">
            <text:p><text:s/>2.113.937,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4583.28" table:style-name="ce16">
            <text:p><text:s/>14.583,28<text:s/></text:p>
          </table:table-cell>
          <table:table-cell office:value-type="float" office:value="1998167.7" table:style-name="ce16">
            <text:p><text:s/>1.998.167,7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9290.5400000000009" table:style-name="ce16">
            <text:p><text:s/>9.290,54<text:s/></text:p>
          </table:table-cell>
          <table:table-cell office:value-type="float" office:value="194895.89" table:style-name="ce16">
            <text:p><text:s/>194.895,89<text:s/></text:p>
          </table:table-cell>
          <table:table-cell office:value-type="float" office:value="1870113.3" table:style-name="ce16">
            <text:p><text:s/>1.870.113,3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6630462.5" table:style-name="ce16">
            <text:p><text:s/>6.630.462,5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759369.42" table:style-name="ce16">
            <text:p><text:s/>1.759.369,42<text:s/></text:p>
          </table:table-cell>
          <table:table-cell office:value-type="float" office:value="606625.04" table:style-name="ce16">
            <text:p><text:s/>606.625,04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334.65" table:style-name="ce16">
            <text:p><text:s/>334,65<text:s/></text:p>
          </table:table-cell>
          <table:table-cell office:value-type="float" office:value="534.57000000000005" table:style-name="ce16">
            <text:p><text:s/>534,57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5834081.4699999997" table:style-name="ce16">
            <text:p><text:s/>5.834.081,47<text:s/></text:p>
          </table:table-cell>
          <table:table-cell office:value-type="float" office:value="16031.04" table:style-name="ce16">
            <text:p><text:s/>16.031,04<text:s/></text:p>
          </table:table-cell>
          <table:table-cell office:value-type="float" office:value="21055818.780000001" table:style-name="ce17">
            <text:p><text:s/>21.055.818,7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8247838.5700000003" table:style-name="ce16">
            <text:p><text:s/>8.247.838,57<text:s/></text:p>
          </table:table-cell>
          <table:table-cell office:value-type="float" office:value="27366931.760000002" table:style-name="ce16">
            <text:p><text:s/>27.366.931,76<text:s/></text:p>
          </table:table-cell>
          <table:table-cell office:value-type="float" office:value="34353400.369999997" table:style-name="ce16">
            <text:p><text:s/>34.353.400,37<text:s/></text:p>
          </table:table-cell>
          <table:table-cell office:value-type="float" office:value="24300960.02" table:style-name="ce16">
            <text:p><text:s/>24.300.960,02<text:s/></text:p>
          </table:table-cell>
          <table:table-cell office:value-type="float" office:value="76259517.329999998" table:style-name="ce16">
            <text:p><text:s/>76.259.517,33<text:s/></text:p>
          </table:table-cell>
          <table:table-cell office:value-type="float" office:value="56731015.420000002" table:style-name="ce16">
            <text:p><text:s/>56.731.015,42<text:s/></text:p>
          </table:table-cell>
          <table:table-cell office:value-type="float" office:value="1481030697.3299999" table:style-name="ce16">
            <text:p><text:s/>1.481.030.697,33<text:s/></text:p>
          </table:table-cell>
          <table:table-cell office:value-type="float" office:value="32932859.68" table:style-name="ce16">
            <text:p><text:s/>32.932.859,68<text:s/></text:p>
          </table:table-cell>
          <table:table-cell office:value-type="float" office:value="49586840.740000002" table:style-name="ce16">
            <text:p><text:s/>49.586.840,74<text:s/></text:p>
          </table:table-cell>
          <table:table-cell office:value-type="float" office:value="31422139.66" table:style-name="ce16">
            <text:p><text:s/>31.422.139,66<text:s/></text:p>
          </table:table-cell>
          <table:table-cell office:value-type="float" office:value="196958547.75" table:style-name="ce16">
            <text:p><text:s/>196.958.547,75<text:s/></text:p>
          </table:table-cell>
          <table:table-cell office:value-type="float" office:value="26164733.050000001" table:style-name="ce16">
            <text:p><text:s/>26.164.733,05<text:s/></text:p>
          </table:table-cell>
          <table:table-cell office:value-type="float" office:value="28697558.27" table:style-name="ce16">
            <text:p><text:s/>28.697.558,27<text:s/></text:p>
          </table:table-cell>
          <table:table-cell office:value-type="float" office:value="48009046.93" table:style-name="ce16">
            <text:p><text:s/>48.009.046,93<text:s/></text:p>
          </table:table-cell>
          <table:table-cell office:value-type="float" office:value="58345113.880000003" table:style-name="ce16">
            <text:p><text:s/>58.345.113,88<text:s/></text:p>
          </table:table-cell>
          <table:table-cell office:value-type="float" office:value="80360357.620000005" table:style-name="ce16">
            <text:p><text:s/>80.360.357,62<text:s/></text:p>
          </table:table-cell>
          <table:table-cell office:value-type="float" office:value="25083873.34" table:style-name="ce16">
            <text:p><text:s/>25.083.873,34<text:s/></text:p>
          </table:table-cell>
          <table:table-cell office:value-type="float" office:value="87435914.75" table:style-name="ce16">
            <text:p><text:s/>87.435.914,75<text:s/></text:p>
          </table:table-cell>
          <table:table-cell office:value-type="float" office:value="297360120.01999998" table:style-name="ce16">
            <text:p><text:s/>297.360.120,02<text:s/></text:p>
          </table:table-cell>
          <table:table-cell office:value-type="float" office:value="46077565.549999997" table:style-name="ce16">
            <text:p><text:s/>46.077.565,55<text:s/></text:p>
          </table:table-cell>
          <table:table-cell office:value-type="float" office:value="27810118.739999998" table:style-name="ce16">
            <text:p><text:s/>27.810.118,74<text:s/></text:p>
          </table:table-cell>
          <table:table-cell office:value-type="float" office:value="14524269.92" table:style-name="ce16">
            <text:p><text:s/>14.524.269,92<text:s/></text:p>
          </table:table-cell>
          <table:table-cell office:value-type="float" office:value="144790678.47999999" table:style-name="ce16">
            <text:p><text:s/>144.790.678,48<text:s/></text:p>
          </table:table-cell>
          <table:table-cell office:value-type="float" office:value="59157851.259999998" table:style-name="ce16">
            <text:p><text:s/>59.157.851,26<text:s/></text:p>
          </table:table-cell>
          <table:table-cell office:value-type="float" office:value="23229907.719999999" table:style-name="ce16">
            <text:p><text:s/>23.229.907,72<text:s/></text:p>
          </table:table-cell>
          <table:table-cell office:value-type="float" office:value="182638706.09999999" table:style-name="ce16">
            <text:p><text:s/>182.638.706,10<text:s/></text:p>
          </table:table-cell>
          <table:table-cell office:value-type="float" office:value="11269260.609999999" table:style-name="ce16">
            <text:p><text:s/>11.269.260,61<text:s/></text:p>
          </table:table-cell>
          <table:table-cell office:value-type="float" office:value="3180145824.8700004" table:style-name="ce17">
            <text:p><text:s/>3.180.145.824,8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297056.93" table:style-name="ce16">
            <text:p><text:s/>297.056,93<text:s/></text:p>
          </table:table-cell>
          <table:table-cell office:value-type="float" office:value="857933.8" table:style-name="ce16">
            <text:p><text:s/>857.933,80<text:s/></text:p>
          </table:table-cell>
          <table:table-cell office:value-type="float" office:value="16154473.440000001" table:style-name="ce16">
            <text:p><text:s/>16.154.473,44<text:s/></text:p>
          </table:table-cell>
          <table:table-cell office:value-type="float" office:value="225058.22999999998" table:style-name="ce16">
            <text:p><text:s/>225.058,23<text:s/></text:p>
          </table:table-cell>
          <table:table-cell office:value-type="float" office:value="-9834524.4500000011" table:style-name="ce16">
            <text:p>-9.834.524,45<text:s/></text:p>
          </table:table-cell>
          <table:table-cell office:value-type="float" office:value="4299270.63" table:style-name="ce16">
            <text:p><text:s/>4.299.270,63<text:s/></text:p>
          </table:table-cell>
          <table:table-cell office:value-type="float" office:value="739643360.76999998" table:style-name="ce16">
            <text:p><text:s/>739.643.360,77<text:s/></text:p>
          </table:table-cell>
          <table:table-cell office:value-type="float" office:value="6763617.6000000006" table:style-name="ce16">
            <text:p><text:s/>6.763.617,60<text:s/></text:p>
          </table:table-cell>
          <table:table-cell office:value-type="float" office:value="13235436.370000001" table:style-name="ce16">
            <text:p><text:s/>13.235.436,37<text:s/></text:p>
          </table:table-cell>
          <table:table-cell office:value-type="float" office:value="7828905.3600000003" table:style-name="ce16">
            <text:p><text:s/>7.828.905,36<text:s/></text:p>
          </table:table-cell>
          <table:table-cell office:value-type="float" office:value="31330603.110000003" table:style-name="ce16">
            <text:p><text:s/>31.330.603,11<text:s/></text:p>
          </table:table-cell>
          <table:table-cell office:value-type="float" office:value="25149.430000000018" table:style-name="ce16">
            <text:p><text:s/>25.149,43<text:s/></text:p>
          </table:table-cell>
          <table:table-cell office:value-type="float" office:value="2504152.1800000006" table:style-name="ce16">
            <text:p><text:s/>2.504.152,18<text:s/></text:p>
          </table:table-cell>
          <table:table-cell office:value-type="float" office:value="112956.22999999976" table:style-name="ce16">
            <text:p><text:s/>112.956,23<text:s/></text:p>
          </table:table-cell>
          <table:table-cell office:value-type="float" office:value="2849709.6900000004" table:style-name="ce16">
            <text:p><text:s/>2.849.709,69<text:s/></text:p>
          </table:table-cell>
          <table:table-cell office:value-type="float" office:value="21427408.729999997" table:style-name="ce16">
            <text:p><text:s/>21.427.408,73<text:s/></text:p>
          </table:table-cell>
          <table:table-cell office:value-type="float" office:value="665713.38" table:style-name="ce16">
            <text:p><text:s/>665.713,38<text:s/></text:p>
          </table:table-cell>
          <table:table-cell office:value-type="float" office:value="24762844.369999997" table:style-name="ce16">
            <text:p><text:s/>24.762.844,37<text:s/></text:p>
          </table:table-cell>
          <table:table-cell office:value-type="float" office:value="318849892.22000003" table:style-name="ce16">
            <text:p><text:s/>318.849.892,22<text:s/></text:p>
          </table:table-cell>
          <table:table-cell office:value-type="float" office:value="4218719.3499999996" table:style-name="ce16">
            <text:p><text:s/>4.218.719,35<text:s/></text:p>
          </table:table-cell>
          <table:table-cell office:value-type="float" office:value="-42206.320000000065" table:style-name="ce16">
            <text:p>-42.206,32<text:s/></text:p>
          </table:table-cell>
          <table:table-cell office:value-type="float" office:value="342514.51999999996" table:style-name="ce16">
            <text:p><text:s/>342.514,52<text:s/></text:p>
          </table:table-cell>
          <table:table-cell office:value-type="float" office:value="15974150.51" table:style-name="ce16">
            <text:p><text:s/>15.974.150,51<text:s/></text:p>
          </table:table-cell>
          <table:table-cell office:value-type="float" office:value="32221493.16" table:style-name="ce16">
            <text:p><text:s/>32.221.493,16<text:s/></text:p>
          </table:table-cell>
          <table:table-cell office:value-type="float" office:value="2449253.0499999998" table:style-name="ce16">
            <text:p><text:s/>2.449.253,05<text:s/></text:p>
          </table:table-cell>
          <table:table-cell office:value-type="float" office:value="361369184.09000003" table:style-name="ce16">
            <text:p><text:s/>361.369.184,09<text:s/></text:p>
          </table:table-cell>
          <table:table-cell office:value-type="float" office:value="831884.90999999992" table:style-name="ce16">
            <text:p><text:s/>831.884,91<text:s/></text:p>
          </table:table-cell>
          <table:table-cell office:value-type="float" office:value="1599364011.2900002" table:style-name="ce17">
            <text:p><text:s/>1.599.364.011,29<text:s/></text:p>
          </table:table-cell>
          <table:table-cell table:number-columns-repeated="16355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61076364.560000002" table:style-name="ce20">
            <text:p><text:s/>61.076.364,56<text:s/></text:p>
          </table:table-cell>
          <table:table-cell office:value-type="float" office:value="242598772.19000003" table:style-name="ce20">
            <text:p><text:s/>242.598.772,19<text:s/></text:p>
          </table:table-cell>
          <table:table-cell office:value-type="float" office:value="1067244563.54" table:style-name="ce20">
            <text:p><text:s/>1.067.244.563,54<text:s/></text:p>
          </table:table-cell>
          <table:table-cell office:value-type="float" office:value="73673688.820000008" table:style-name="ce20">
            <text:p><text:s/>73.673.688,82<text:s/></text:p>
          </table:table-cell>
          <table:table-cell office:value-type="float" office:value="1606239982.8" table:style-name="ce20">
            <text:p><text:s/>1.606.239.982,80<text:s/></text:p>
          </table:table-cell>
          <table:table-cell office:value-type="float" office:value="1275386501.77" table:style-name="ce20">
            <text:p><text:s/>1.275.386.501,77<text:s/></text:p>
          </table:table-cell>
          <table:table-cell office:value-type="float" office:value="7748009768.8199997" table:style-name="ce20">
            <text:p><text:s/>7.748.009.768,82<text:s/></text:p>
          </table:table-cell>
          <table:table-cell office:value-type="float" office:value="1379455313.3799999" table:style-name="ce20">
            <text:p><text:s/>1.379.455.313,38<text:s/></text:p>
          </table:table-cell>
          <table:table-cell office:value-type="float" office:value="1249101129.52" table:style-name="ce20">
            <text:p><text:s/>1.249.101.129,52<text:s/></text:p>
          </table:table-cell>
          <table:table-cell office:value-type="float" office:value="492065289.78000003" table:style-name="ce20">
            <text:p><text:s/>492.065.289,78<text:s/></text:p>
          </table:table-cell>
          <table:table-cell office:value-type="float" office:value="4961906293.6300001" table:style-name="ce20">
            <text:p><text:s/>4.961.906.293,63<text:s/></text:p>
          </table:table-cell>
          <table:table-cell office:value-type="float" office:value="454881938.85000002" table:style-name="ce20">
            <text:p><text:s/>454.881.938,85<text:s/></text:p>
          </table:table-cell>
          <table:table-cell office:value-type="float" office:value="683367170" table:style-name="ce20">
            <text:p><text:s/>683.367.170,00<text:s/></text:p>
          </table:table-cell>
          <table:table-cell office:value-type="float" office:value="676765779.28999996" table:style-name="ce20">
            <text:p><text:s/>676.765.779,29<text:s/></text:p>
          </table:table-cell>
          <table:table-cell office:value-type="float" office:value="383419878.17000002" table:style-name="ce20">
            <text:p><text:s/>383.419.878,17<text:s/></text:p>
          </table:table-cell>
          <table:table-cell office:value-type="float" office:value="1451080740.1500001" table:style-name="ce20">
            <text:p><text:s/>1.451.080.740,15<text:s/></text:p>
          </table:table-cell>
          <table:table-cell office:value-type="float" office:value="222980803.59000003" table:style-name="ce20">
            <text:p><text:s/>222.980.803,59<text:s/></text:p>
          </table:table-cell>
          <table:table-cell office:value-type="float" office:value="4360470676.3499994" table:style-name="ce20">
            <text:p><text:s/>4.360.470.676,35<text:s/></text:p>
          </table:table-cell>
          <table:table-cell office:value-type="float" office:value="10314131019.49" table:style-name="ce20">
            <text:p><text:s/>10.314.131.019,49<text:s/></text:p>
          </table:table-cell>
          <table:table-cell office:value-type="float" office:value="369235051.59000003" table:style-name="ce20">
            <text:p><text:s/>369.235.051,59<text:s/></text:p>
          </table:table-cell>
          <table:table-cell office:value-type="float" office:value="205933255.93000001" table:style-name="ce20">
            <text:p><text:s/>205.933.255,93<text:s/></text:p>
          </table:table-cell>
          <table:table-cell office:value-type="float" office:value="73270704.199999988" table:style-name="ce20">
            <text:p><text:s/>73.270.704,20<text:s/></text:p>
          </table:table-cell>
          <table:table-cell office:value-type="float" office:value="4107113865.04" table:style-name="ce20">
            <text:p><text:s/>4.107.113.865,04<text:s/></text:p>
          </table:table-cell>
          <table:table-cell office:value-type="float" office:value="3914923769.5700002" table:style-name="ce20">
            <text:p><text:s/>3.914.923.769,57<text:s/></text:p>
          </table:table-cell>
          <table:table-cell office:value-type="float" office:value="219984366.68999997" table:style-name="ce20">
            <text:p><text:s/>219.984.366,69<text:s/></text:p>
          </table:table-cell>
          <table:table-cell office:value-type="float" office:value="32177575265.059998" table:style-name="ce20">
            <text:p><text:s/>32.177.575.265,06<text:s/></text:p>
          </table:table-cell>
          <table:table-cell office:value-type="float" office:value="124255844.98999999" table:style-name="ce20">
            <text:p><text:s/>124.255.844,99<text:s/></text:p>
          </table:table-cell>
          <table:table-cell office:value-type="float" office:value="79896147797.770004" table:style-name="ce21">
            <text:p><text:s/>79.896.147.797,77<text:s/></text:p>
          </table:table-cell>
          <table:table-cell table:number-columns-repeated="16355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57355712.845067836" table:style-name="ce24">
            <text:p><text:s/>57.355.712,85<text:s/></text:p>
          </table:table-cell>
          <table:table-cell office:value-type="float" office:value="162082105.80265644" table:style-name="ce24">
            <text:p><text:s/>162.082.105,80<text:s/></text:p>
          </table:table-cell>
          <table:table-cell office:value-type="float" office:value="326334338.04180467" table:style-name="ce24">
            <text:p><text:s/>326.334.338,04<text:s/></text:p>
          </table:table-cell>
          <table:table-cell office:value-type="float" office:value="39102392.220449127" table:style-name="ce24">
            <text:p><text:s/>39.102.392,22<text:s/></text:p>
          </table:table-cell>
          <table:table-cell office:value-type="float" office:value="917662142.25220215" table:style-name="ce24">
            <text:p><text:s/>917.662.142,25<text:s/></text:p>
          </table:table-cell>
          <table:table-cell office:value-type="float" office:value="684136419.85258126" table:style-name="ce24">
            <text:p><text:s/>684.136.419,85<text:s/></text:p>
          </table:table-cell>
          <table:table-cell office:value-type="float" office:value="1534515590.9968896" table:style-name="ce24">
            <text:p><text:s/>1.534.515.591,00<text:s/></text:p>
          </table:table-cell>
          <table:table-cell office:value-type="float" office:value="526136208.99659151" table:style-name="ce24">
            <text:p><text:s/>526.136.209,00<text:s/></text:p>
          </table:table-cell>
          <table:table-cell office:value-type="float" office:value="664777096.57868934" table:style-name="ce24">
            <text:p><text:s/>664.777.096,58<text:s/></text:p>
          </table:table-cell>
          <table:table-cell office:value-type="float" office:value="270500939.73611623" table:style-name="ce24">
            <text:p><text:s/>270.500.939,74<text:s/></text:p>
          </table:table-cell>
          <table:table-cell office:value-type="float" office:value="2669464176.9186978" table:style-name="ce24">
            <text:p><text:s/>2.669.464.176,92<text:s/></text:p>
          </table:table-cell>
          <table:table-cell office:value-type="float" office:value="317987017.84601367" table:style-name="ce24">
            <text:p><text:s/>317.987.017,85<text:s/></text:p>
          </table:table-cell>
          <table:table-cell office:value-type="float" office:value="471783132.92387158" table:style-name="ce24">
            <text:p><text:s/>471.783.132,92<text:s/></text:p>
          </table:table-cell>
          <table:table-cell office:value-type="float" office:value="469158571.15057898" table:style-name="ce24">
            <text:p><text:s/>469.158.571,15<text:s/></text:p>
          </table:table-cell>
          <table:table-cell office:value-type="float" office:value="255866121.87172863" table:style-name="ce24">
            <text:p><text:s/>255.866.121,87<text:s/></text:p>
          </table:table-cell>
          <table:table-cell office:value-type="float" office:value="628966853.31832933" table:style-name="ce24">
            <text:p><text:s/>628.966.853,32<text:s/></text:p>
          </table:table-cell>
          <table:table-cell office:value-type="float" office:value="166763277.33723056" table:style-name="ce24">
            <text:p><text:s/>166.763.277,34<text:s/></text:p>
          </table:table-cell>
          <table:table-cell office:value-type="float" office:value="1865538912.9498756" table:style-name="ce24">
            <text:p><text:s/>1.865.538.912,95<text:s/></text:p>
          </table:table-cell>
          <table:table-cell office:value-type="float" office:value="2950812747.0963354" table:style-name="ce24">
            <text:p><text:s/>2.950.812.747,10<text:s/></text:p>
          </table:table-cell>
          <table:table-cell office:value-type="float" office:value="206867749.33526152" table:style-name="ce24">
            <text:p><text:s/>206.867.749,34<text:s/></text:p>
          </table:table-cell>
          <table:table-cell office:value-type="float" office:value="137451541.85016125" table:style-name="ce24">
            <text:p><text:s/>137.451.541,85<text:s/></text:p>
          </table:table-cell>
          <table:table-cell office:value-type="float" office:value="44837080.454861835" table:style-name="ce24">
            <text:p><text:s/>44.837.080,45<text:s/></text:p>
          </table:table-cell>
          <table:table-cell office:value-type="float" office:value="1862602224.504787" table:style-name="ce24">
            <text:p><text:s/>1.862.602.224,50<text:s/></text:p>
          </table:table-cell>
          <table:table-cell office:value-type="float" office:value="1478516802.1417537" table:style-name="ce24">
            <text:p><text:s/>1.478.516.802,14<text:s/></text:p>
          </table:table-cell>
          <table:table-cell office:value-type="float" office:value="151551826.13696727" table:style-name="ce24">
            <text:p><text:s/>151.551.826,14<text:s/></text:p>
          </table:table-cell>
          <table:table-cell office:value-type="float" office:value="11648087841.114695" table:style-name="ce24">
            <text:p><text:s/>11.648.087.841,11<text:s/></text:p>
          </table:table-cell>
          <table:table-cell office:value-type="float" office:value="134917998.9358052" table:style-name="ce24">
            <text:p><text:s/>134.917.998,94<text:s/></text:p>
          </table:table-cell>
          <table:table-cell office:value-type="float" office:value="30643776823.210007" table:style-name="ce25">
            <text:p><text:s/>30.643.776.823,21<text:s/></text:p>
          </table:table-cell>
          <table:table-cell table:number-columns-repeated="16355" table:style-name="ce22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118432077.40506783" table:style-name="ce20">
            <text:p><text:s/>118.432.077,41<text:s/></text:p>
          </table:table-cell>
          <table:table-cell office:value-type="float" office:value="404680877.99265647" table:style-name="ce20">
            <text:p><text:s/>404.680.877,99<text:s/></text:p>
          </table:table-cell>
          <table:table-cell office:value-type="float" office:value="1393578901.5818048" table:style-name="ce20">
            <text:p><text:s/>1.393.578.901,58<text:s/></text:p>
          </table:table-cell>
          <table:table-cell office:value-type="float" office:value="112776081.04044914" table:style-name="ce20">
            <text:p><text:s/>112.776.081,04<text:s/></text:p>
          </table:table-cell>
          <table:table-cell office:value-type="float" office:value="2523902125.0522022" table:style-name="ce20">
            <text:p><text:s/>2.523.902.125,05<text:s/></text:p>
          </table:table-cell>
          <table:table-cell office:value-type="float" office:value="1959522921.6225812" table:style-name="ce20">
            <text:p><text:s/>1.959.522.921,62<text:s/></text:p>
          </table:table-cell>
          <table:table-cell office:value-type="float" office:value="9282525359.8168888" table:style-name="ce20">
            <text:p><text:s/>9.282.525.359,82<text:s/></text:p>
          </table:table-cell>
          <table:table-cell office:value-type="float" office:value="1905591522.3765914" table:style-name="ce20">
            <text:p><text:s/>1.905.591.522,38<text:s/></text:p>
          </table:table-cell>
          <table:table-cell office:value-type="float" office:value="1913878226.0986893" table:style-name="ce20">
            <text:p><text:s/>1.913.878.226,10<text:s/></text:p>
          </table:table-cell>
          <table:table-cell office:value-type="float" office:value="762566229.51611626" table:style-name="ce20">
            <text:p><text:s/>762.566.229,52<text:s/></text:p>
          </table:table-cell>
          <table:table-cell office:value-type="float" office:value="7631370470.5486984" table:style-name="ce20">
            <text:p><text:s/>7.631.370.470,55<text:s/></text:p>
          </table:table-cell>
          <table:table-cell office:value-type="float" office:value="772868956.69601369" table:style-name="ce20">
            <text:p><text:s/>772.868.956,70<text:s/></text:p>
          </table:table-cell>
          <table:table-cell office:value-type="float" office:value="1155150302.9238715" table:style-name="ce20">
            <text:p><text:s/>1.155.150.302,92<text:s/></text:p>
          </table:table-cell>
          <table:table-cell office:value-type="float" office:value="1145924350.4405789" table:style-name="ce20">
            <text:p><text:s/>1.145.924.350,44<text:s/></text:p>
          </table:table-cell>
          <table:table-cell office:value-type="float" office:value="639286000.04172862" table:style-name="ce20">
            <text:p><text:s/>639.286.000,04<text:s/></text:p>
          </table:table-cell>
          <table:table-cell office:value-type="float" office:value="2080047593.4683294" table:style-name="ce20">
            <text:p><text:s/>2.080.047.593,47<text:s/></text:p>
          </table:table-cell>
          <table:table-cell office:value-type="float" office:value="389744080.9272306" table:style-name="ce20">
            <text:p><text:s/>389.744.080,93<text:s/></text:p>
          </table:table-cell>
          <table:table-cell office:value-type="float" office:value="6226009589.2998753" table:style-name="ce20">
            <text:p><text:s/>6.226.009.589,30<text:s/></text:p>
          </table:table-cell>
          <table:table-cell office:value-type="float" office:value="13264943766.586334" table:style-name="ce20">
            <text:p><text:s/>13.264.943.766,59<text:s/></text:p>
          </table:table-cell>
          <table:table-cell office:value-type="float" office:value="576102800.9252615" table:style-name="ce20">
            <text:p><text:s/>576.102.800,93<text:s/></text:p>
          </table:table-cell>
          <table:table-cell office:value-type="float" office:value="343384797.78016126" table:style-name="ce20">
            <text:p><text:s/>343.384.797,78<text:s/></text:p>
          </table:table-cell>
          <table:table-cell office:value-type="float" office:value="118107784.65486182" table:style-name="ce20">
            <text:p><text:s/>118.107.784,65<text:s/></text:p>
          </table:table-cell>
          <table:table-cell office:value-type="float" office:value="5969716089.5447865" table:style-name="ce20">
            <text:p><text:s/>5.969.716.089,54<text:s/></text:p>
          </table:table-cell>
          <table:table-cell office:value-type="float" office:value="5393440571.7117538" table:style-name="ce20">
            <text:p><text:s/>5.393.440.571,71<text:s/></text:p>
          </table:table-cell>
          <table:table-cell office:value-type="float" office:value="371536192.82696724" table:style-name="ce20">
            <text:p><text:s/>371.536.192,83<text:s/></text:p>
          </table:table-cell>
          <table:table-cell office:value-type="float" office:value="43825663106.17469" table:style-name="ce20">
            <text:p><text:s/>43.825.663.106,17<text:s/></text:p>
          </table:table-cell>
          <table:table-cell office:value-type="float" office:value="259173843.92580521" table:style-name="ce20">
            <text:p><text:s/>259.173.843,93<text:s/></text:p>
          </table:table-cell>
          <table:table-cell office:value-type="float" office:value="110539924620.98001" table:style-name="ce21">
            <text:p><text:s/>110.539.924.620,98<text:s/></text:p>
          </table:table-cell>
          <table:table-cell table:number-columns-repeated="16355"/>
        </table:table-row>
        <table:table-row table:style-name="ro9">
          <table:table-cell office:value-type="string" table:style-name="ce23">
            <text:p>ADMINISTRADAS POR OUTROS ÓRGÃOS [D]</text:p>
          </table:table-cell>
          <table:table-cell office:value-type="float" office:value="665309.91966559691" table:style-name="ce26">
            <text:p><text:s/>665.309,92<text:s/></text:p>
          </table:table-cell>
          <table:table-cell office:value-type="float" office:value="2406142.9595599729" table:style-name="ce26">
            <text:p><text:s/>2.406.142,96<text:s/></text:p>
          </table:table-cell>
          <table:table-cell office:value-type="float" office:value="2127262.864748958" table:style-name="ce26">
            <text:p><text:s/>2.127.262,86<text:s/></text:p>
          </table:table-cell>
          <table:table-cell office:value-type="float" office:value="1660096.0781979777" table:style-name="ce26">
            <text:p><text:s/>1.660.096,08<text:s/></text:p>
          </table:table-cell>
          <table:table-cell office:value-type="float" office:value="8404011.1214030478" table:style-name="ce26">
            <text:p><text:s/>8.404.011,12<text:s/></text:p>
          </table:table-cell>
          <table:table-cell office:value-type="float" office:value="37102383.10518834" table:style-name="ce26">
            <text:p><text:s/>37.102.383,11<text:s/></text:p>
          </table:table-cell>
          <table:table-cell office:value-type="float" office:value="18497584.77715857" table:style-name="ce26">
            <text:p><text:s/>18.497.584,78<text:s/></text:p>
          </table:table-cell>
          <table:table-cell office:value-type="float" office:value="5460941.6720387982" table:style-name="ce26">
            <text:p><text:s/>5.460.941,67<text:s/></text:p>
          </table:table-cell>
          <table:table-cell office:value-type="float" office:value="6449358.2576363999" table:style-name="ce26">
            <text:p><text:s/>6.449.358,26<text:s/></text:p>
          </table:table-cell>
          <table:table-cell office:value-type="float" office:value="2486721.8185312757" table:style-name="ce26">
            <text:p><text:s/>2.486.721,82<text:s/></text:p>
          </table:table-cell>
          <table:table-cell office:value-type="float" office:value="28551700.36823779" table:style-name="ce26">
            <text:p><text:s/>28.551.700,37<text:s/></text:p>
          </table:table-cell>
          <table:table-cell office:value-type="float" office:value="3292102.4544767695" table:style-name="ce26">
            <text:p><text:s/>3.292.102,45<text:s/></text:p>
          </table:table-cell>
          <table:table-cell office:value-type="float" office:value="5923155.2073965836" table:style-name="ce26">
            <text:p><text:s/>5.923.155,21<text:s/></text:p>
          </table:table-cell>
          <table:table-cell office:value-type="float" office:value="4204413.5395793719" table:style-name="ce26">
            <text:p><text:s/>4.204.413,54<text:s/></text:p>
          </table:table-cell>
          <table:table-cell office:value-type="float" office:value="3380700.3625558196" table:style-name="ce26">
            <text:p><text:s/>3.380.700,36<text:s/></text:p>
          </table:table-cell>
          <table:table-cell office:value-type="float" office:value="10420629.89489314" table:style-name="ce26">
            <text:p><text:s/>10.420.629,89<text:s/></text:p>
          </table:table-cell>
          <table:table-cell office:value-type="float" office:value="1206922.6849099691" table:style-name="ce26">
            <text:p><text:s/>1.206.922,68<text:s/></text:p>
          </table:table-cell>
          <table:table-cell office:value-type="float" office:value="18937215.25776745" table:style-name="ce26">
            <text:p><text:s/>18.937.215,26<text:s/></text:p>
          </table:table-cell>
          <table:table-cell office:value-type="float" office:value="5158324113.2908058" table:style-name="ce26">
            <text:p><text:s/>5.158.324.113,29<text:s/></text:p>
          </table:table-cell>
          <table:table-cell office:value-type="float" office:value="7403758.2905022595" table:style-name="ce26">
            <text:p><text:s/>7.403.758,29<text:s/></text:p>
          </table:table-cell>
          <table:table-cell office:value-type="float" office:value="997065.46867663471" table:style-name="ce26">
            <text:p><text:s/>997.065,47<text:s/></text:p>
          </table:table-cell>
          <table:table-cell office:value-type="float" office:value="383260.04945422546" table:style-name="ce26">
            <text:p><text:s/>383.260,05<text:s/></text:p>
          </table:table-cell>
          <table:table-cell office:value-type="float" office:value="26368932.08923699" table:style-name="ce26">
            <text:p><text:s/>26.368.932,09<text:s/></text:p>
          </table:table-cell>
          <table:table-cell office:value-type="float" office:value="15210265.421208071" table:style-name="ce26">
            <text:p><text:s/>15.210.265,42<text:s/></text:p>
          </table:table-cell>
          <table:table-cell office:value-type="float" office:value="2547776.1643085289" table:style-name="ce26">
            <text:p><text:s/>2.547.776,16<text:s/></text:p>
          </table:table-cell>
          <table:table-cell office:value-type="float" office:value="76859217.466283247" table:style-name="ce26">
            <text:p><text:s/>76.859.217,47<text:s/></text:p>
          </table:table-cell>
          <table:table-cell office:value-type="float" office:value="1028294.9455787961" table:style-name="ce26">
            <text:p><text:s/>1.028.294,95<text:s/></text:p>
          </table:table-cell>
          <table:table-cell office:value-type="float" office:value="5450299335.5300016" table:style-name="ce27">
            <text:p><text:s/>5.450.299.335,53<text:s/></text:p>
          </table:table-cell>
          <table:table-cell table:number-columns-repeated="16355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119097387.32473342" table:style-name="ce20">
            <text:p><text:s/>119.097.387,32<text:s/></text:p>
          </table:table-cell>
          <table:table-cell office:value-type="float" office:value="407087020.95221645" table:style-name="ce20">
            <text:p><text:s/>407.087.020,95<text:s/></text:p>
          </table:table-cell>
          <table:table-cell office:value-type="float" office:value="1395706164.4465537" table:style-name="ce20">
            <text:p><text:s/>1.395.706.164,45<text:s/></text:p>
          </table:table-cell>
          <table:table-cell office:value-type="float" office:value="114436177.11864711" table:style-name="ce20">
            <text:p><text:s/>114.436.177,12<text:s/></text:p>
          </table:table-cell>
          <table:table-cell office:value-type="float" office:value="2532306136.1736054" table:style-name="ce20">
            <text:p><text:s/>2.532.306.136,17<text:s/></text:p>
          </table:table-cell>
          <table:table-cell office:value-type="float" office:value="1996625304.7277696" table:style-name="ce20">
            <text:p><text:s/>1.996.625.304,73<text:s/></text:p>
          </table:table-cell>
          <table:table-cell office:value-type="float" office:value="9301022944.5940475" table:style-name="ce20">
            <text:p><text:s/>9.301.022.944,59<text:s/></text:p>
          </table:table-cell>
          <table:table-cell office:value-type="float" office:value="1911052464.0486302" table:style-name="ce20">
            <text:p><text:s/>1.911.052.464,05<text:s/></text:p>
          </table:table-cell>
          <table:table-cell office:value-type="float" office:value="1920327584.3563256" table:style-name="ce20">
            <text:p><text:s/>1.920.327.584,36<text:s/></text:p>
          </table:table-cell>
          <table:table-cell office:value-type="float" office:value="765052951.33464754" table:style-name="ce20">
            <text:p><text:s/>765.052.951,33<text:s/></text:p>
          </table:table-cell>
          <table:table-cell office:value-type="float" office:value="7659922170.9169359" table:style-name="ce20">
            <text:p><text:s/>7.659.922.170,92<text:s/></text:p>
          </table:table-cell>
          <table:table-cell office:value-type="float" office:value="776161059.1504904" table:style-name="ce20">
            <text:p><text:s/>776.161.059,15<text:s/></text:p>
          </table:table-cell>
          <table:table-cell office:value-type="float" office:value="1161073458.131268" table:style-name="ce20">
            <text:p><text:s/>1.161.073.458,13<text:s/></text:p>
          </table:table-cell>
          <table:table-cell office:value-type="float" office:value="1150128763.9801583" table:style-name="ce20">
            <text:p><text:s/>1.150.128.763,98<text:s/></text:p>
          </table:table-cell>
          <table:table-cell office:value-type="float" office:value="642666700.40428448" table:style-name="ce20">
            <text:p><text:s/>642.666.700,40<text:s/></text:p>
          </table:table-cell>
          <table:table-cell office:value-type="float" office:value="2090468223.3632226" table:style-name="ce20">
            <text:p><text:s/>2.090.468.223,36<text:s/></text:p>
          </table:table-cell>
          <table:table-cell office:value-type="float" office:value="390951003.61214054" table:style-name="ce20">
            <text:p><text:s/>390.951.003,61<text:s/></text:p>
          </table:table-cell>
          <table:table-cell office:value-type="float" office:value="6244946804.5576429" table:style-name="ce20">
            <text:p><text:s/>6.244.946.804,56<text:s/></text:p>
          </table:table-cell>
          <table:table-cell office:value-type="float" office:value="18423267879.87714" table:style-name="ce20">
            <text:p><text:s/>18.423.267.879,88<text:s/></text:p>
          </table:table-cell>
          <table:table-cell office:value-type="float" office:value="583506559.21576381" table:style-name="ce20">
            <text:p><text:s/>583.506.559,22<text:s/></text:p>
          </table:table-cell>
          <table:table-cell office:value-type="float" office:value="344381863.24883789" table:style-name="ce20">
            <text:p><text:s/>344.381.863,25<text:s/></text:p>
          </table:table-cell>
          <table:table-cell office:value-type="float" office:value="118491044.70431605" table:style-name="ce20">
            <text:p><text:s/>118.491.044,70<text:s/></text:p>
          </table:table-cell>
          <table:table-cell office:value-type="float" office:value="5996085021.6340237" table:style-name="ce20">
            <text:p><text:s/>5.996.085.021,63<text:s/></text:p>
          </table:table-cell>
          <table:table-cell office:value-type="float" office:value="5408650837.1329622" table:style-name="ce20">
            <text:p><text:s/>5.408.650.837,13<text:s/></text:p>
          </table:table-cell>
          <table:table-cell office:value-type="float" office:value="374083968.99127579" table:style-name="ce20">
            <text:p><text:s/>374.083.968,99<text:s/></text:p>
          </table:table-cell>
          <table:table-cell office:value-type="float" office:value="43902522323.640976" table:style-name="ce20">
            <text:p><text:s/>43.902.522.323,64<text:s/></text:p>
          </table:table-cell>
          <table:table-cell office:value-type="float" office:value="260202138.87138399" table:style-name="ce20">
            <text:p><text:s/>260.202.138,87<text:s/></text:p>
          </table:table-cell>
          <table:table-cell office:value-type="float" office:value="115990223956.51001" table:style-name="ce21">
            <text:p><text:s/>115.990.223.956,51<text:s/></text:p>
          </table:table-cell>
          <table:table-cell table:number-columns-repeated="16355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28"/>
          <table:table-cell table:number-columns-repeated="16355"/>
        </table:table-row>
        <table:table-row table:number-rows-repeated="3" table:style-name="ro6">
          <table:table-cell table:style-name="ce7"/>
          <table:table-cell table:number-columns-repeated="28" table:style-name="ce28"/>
          <table:table-cell table:number-columns-repeated="16355"/>
        </table:table-row>
        <table:table-row table:style-name="ro6">
          <table:table-cell table:style-name="ce7"/>
          <table:table-cell table:style-name="ce28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36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20-08-11T14:18:28Z</dc:date>
    <meta:print-date>2011-05-12T16:46:54Z</meta:print-date>
    <meta:editing-cycles>43</meta:editing-cycles>
    <meta:editing-duration>PT4521S</meta:editing-duration>
  </office:meta>
</office:document-meta>
</file>